
<file path=META-INF/manifest.xml><?xml version="1.0" encoding="utf-8"?>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office:version="1.0">
  <office:scripts/>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docgen_page_break" style:family="paragraph" style:parent-style-name="Standard">
      <style:paragraph-properties fo:break-before="page"/>
    </style:style>
    <style:style style:name="GSuper" style:family="text">
      <style:text-properties style:text-position="super 58%"/>
    </style:style>
    <style:style style:name="GRAMPS-preformat" style:family="text">
      <style:text-properties style:font-name="Courier"/>
    </style:style>
    <style:style style:name="FC-Graphic-title" style:family="graphic">
      <style:graphic-properties svg:stroke-width="5.00" draw:marker-start="" draw:marker-start-width="0.0" draw:marker-end-width="0.0" draw:textarea-horizontal-align="center" draw:textarea-vertical-align="middle" draw:stroke="solid" svg:fill-color="#000000" draw:fill-color="#ffffff" draw:shadow="hidden" style:run-through="foreground" style:vertical-pos="from-top" style:vertical-rel="paragraph" style:horizontal-pos="from-left" style:horizontal-rel="paragraph" draw:wrap-influence-on-position="once-concurrent" style:flow-with-text="false"/>
    </style:style>
    <style:style style:name="FC-Graphic-title_shadow" style:family="graphic">
      <style:graphic-properties draw:stroke="none" draw:fill="solid" draw:fill-color="#cccccc" draw:textarea-horizontal-align="center" draw:textarea-vertical-align="middle" draw:shadow="hidden" style:run-through="foreground" style:vertical-pos="from-top" style:vertical-rel="paragraph" style:horizontal-pos="from-left" style:horizontal-rel="paragraph" draw:wrap-influence-on-position="once-concurrent" style:flow-with-text="false"/>
    </style:style>
    <style:style style:name="FC-Graphic00" style:family="graphic">
      <style:graphic-properties svg:stroke-width="5.00" draw:marker-start="" draw:marker-start-width="0.0" draw:marker-end-width="0.0" draw:textarea-horizontal-align="center" draw:textarea-vertical-align="middle" draw:stroke="solid" svg:fill-color="#000000" draw:fill-color="#ff3f00" draw:shadow="hidden" style:run-through="foreground" style:vertical-pos="from-top" style:vertical-rel="paragraph" style:horizontal-pos="from-left" style:horizontal-rel="paragraph" draw:wrap-influence-on-position="once-concurrent" style:flow-with-text="false"/>
    </style:style>
    <style:style style:name="FC-Graphic00_shadow" style:family="graphic">
      <style:graphic-properties draw:stroke="none" draw:fill="solid" draw:fill-color="#cccccc" draw:textarea-horizontal-align="center" draw:textarea-vertical-align="middle" draw:shadow="hidden" style:run-through="foreground" style:vertical-pos="from-top" style:vertical-rel="paragraph" style:horizontal-pos="from-left" style:horizontal-rel="paragraph" draw:wrap-influence-on-position="once-concurrent" style:flow-with-text="false"/>
    </style:style>
    <style:style style:name="FC-Graphic01" style:family="graphic">
      <style:graphic-properties svg:stroke-width="5.00" draw:marker-start="" draw:marker-start-width="0.0" draw:marker-end-width="0.0" draw:textarea-horizontal-align="center" draw:textarea-vertical-align="middle" draw:stroke="solid" svg:fill-color="#000000" draw:fill-color="#ffaf0f" draw:shadow="hidden" style:run-through="foreground" style:vertical-pos="from-top" style:vertical-rel="paragraph" style:horizontal-pos="from-left" style:horizontal-rel="paragraph" draw:wrap-influence-on-position="once-concurrent" style:flow-with-text="false"/>
    </style:style>
    <style:style style:name="FC-Graphic01_shadow" style:family="graphic">
      <style:graphic-properties draw:stroke="none" draw:fill="solid" draw:fill-color="#cccccc" draw:textarea-horizontal-align="center" draw:textarea-vertical-align="middle" draw:shadow="hidden" style:run-through="foreground" style:vertical-pos="from-top" style:vertical-rel="paragraph" style:horizontal-pos="from-left" style:horizontal-rel="paragraph" draw:wrap-influence-on-position="once-concurrent" style:flow-with-text="false"/>
    </style:style>
    <style:style style:name="FC-Graphic02" style:family="graphic">
      <style:graphic-properties svg:stroke-width="5.00" draw:marker-start="" draw:marker-start-width="0.0" draw:marker-end-width="0.0" draw:textarea-horizontal-align="center" draw:textarea-vertical-align="middle" draw:stroke="solid" svg:fill-color="#000000" draw:fill-color="#ffdf57" draw:shadow="hidden" style:run-through="foreground" style:vertical-pos="from-top" style:vertical-rel="paragraph" style:horizontal-pos="from-left" style:horizontal-rel="paragraph" draw:wrap-influence-on-position="once-concurrent" style:flow-with-text="false"/>
    </style:style>
    <style:style style:name="FC-Graphic02_shadow" style:family="graphic">
      <style:graphic-properties draw:stroke="none" draw:fill="solid" draw:fill-color="#cccccc" draw:textarea-horizontal-align="center" draw:textarea-vertical-align="middle" draw:shadow="hidden" style:run-through="foreground" style:vertical-pos="from-top" style:vertical-rel="paragraph" style:horizontal-pos="from-left" style:horizontal-rel="paragraph" draw:wrap-influence-on-position="once-concurrent" style:flow-with-text="false"/>
    </style:style>
    <style:style style:name="FC-Graphic03" style:family="graphic">
      <style:graphic-properties svg:stroke-width="5.00" draw:marker-start="" draw:marker-start-width="0.0" draw:marker-end-width="0.0" draw:textarea-horizontal-align="center" draw:textarea-vertical-align="middle" draw:stroke="solid" svg:fill-color="#000000" draw:fill-color="#ffff6f" draw:shadow="hidden" style:run-through="foreground" style:vertical-pos="from-top" style:vertical-rel="paragraph" style:horizontal-pos="from-left" style:horizontal-rel="paragraph" draw:wrap-influence-on-position="once-concurrent" style:flow-with-text="false"/>
    </style:style>
    <style:style style:name="FC-Graphic03_shadow" style:family="graphic">
      <style:graphic-properties draw:stroke="none" draw:fill="solid" draw:fill-color="#cccccc" draw:textarea-horizontal-align="center" draw:textarea-vertical-align="middle" draw:shadow="hidden" style:run-through="foreground" style:vertical-pos="from-top" style:vertical-rel="paragraph" style:horizontal-pos="from-left" style:horizontal-rel="paragraph" draw:wrap-influence-on-position="once-concurrent" style:flow-with-text="false"/>
    </style:style>
    <style:style style:name="FC-Graphic04" style:family="graphic">
      <style:graphic-properties svg:stroke-width="5.00" draw:marker-start="" draw:marker-start-width="0.0" draw:marker-end-width="0.0" draw:textarea-horizontal-align="center" draw:textarea-vertical-align="middle" draw:stroke="solid" svg:fill-color="#000000" draw:fill-color="#9fff9f" draw:shadow="hidden" style:run-through="foreground" style:vertical-pos="from-top" style:vertical-rel="paragraph" style:horizontal-pos="from-left" style:horizontal-rel="paragraph" draw:wrap-influence-on-position="once-concurrent" style:flow-with-text="false"/>
    </style:style>
    <style:style style:name="FC-Graphic04_shadow" style:family="graphic">
      <style:graphic-properties draw:stroke="none" draw:fill="solid" draw:fill-color="#cccccc" draw:textarea-horizontal-align="center" draw:textarea-vertical-align="middle" draw:shadow="hidden" style:run-through="foreground" style:vertical-pos="from-top" style:vertical-rel="paragraph" style:horizontal-pos="from-left" style:horizontal-rel="paragraph" draw:wrap-influence-on-position="once-concurrent" style:flow-with-text="false"/>
    </style:style>
    <style:style style:name="FC-Graphic05" style:family="graphic">
      <style:graphic-properties svg:stroke-width="5.00" draw:marker-start="" draw:marker-start-width="0.0" draw:marker-end-width="0.0" draw:textarea-horizontal-align="center" draw:textarea-vertical-align="middle" draw:stroke="solid" svg:fill-color="#000000" draw:fill-color="#6fd7ff" draw:shadow="hidden" style:run-through="foreground" style:vertical-pos="from-top" style:vertical-rel="paragraph" style:horizontal-pos="from-left" style:horizontal-rel="paragraph" draw:wrap-influence-on-position="once-concurrent" style:flow-with-text="false"/>
    </style:style>
    <style:style style:name="FC-Graphic05_shadow" style:family="graphic">
      <style:graphic-properties draw:stroke="none" draw:fill="solid" draw:fill-color="#cccccc" draw:textarea-horizontal-align="center" draw:textarea-vertical-align="middle" draw:shadow="hidden" style:run-through="foreground" style:vertical-pos="from-top" style:vertical-rel="paragraph" style:horizontal-pos="from-left" style:horizontal-rel="paragraph" draw:wrap-influence-on-position="once-concurrent" style:flow-with-text="false"/>
    </style:style>
    <style:style style:name="FC-Graphic06" style:family="graphic">
      <style:graphic-properties svg:stroke-width="5.00" draw:marker-start="" draw:marker-start-width="0.0" draw:marker-end-width="0.0" draw:textarea-horizontal-align="center" draw:textarea-vertical-align="middle" draw:stroke="solid" svg:fill-color="#000000" draw:fill-color="#4f97ff" draw:shadow="hidden" style:run-through="foreground" style:vertical-pos="from-top" style:vertical-rel="paragraph" style:horizontal-pos="from-left" style:horizontal-rel="paragraph" draw:wrap-influence-on-position="once-concurrent" style:flow-with-text="false"/>
    </style:style>
    <style:style style:name="FC-Graphic06_shadow" style:family="graphic">
      <style:graphic-properties draw:stroke="none" draw:fill="solid" draw:fill-color="#cccccc" draw:textarea-horizontal-align="center" draw:textarea-vertical-align="middle" draw:shadow="hidden" style:run-through="foreground" style:vertical-pos="from-top" style:vertical-rel="paragraph" style:horizontal-pos="from-left" style:horizontal-rel="paragraph" draw:wrap-influence-on-position="once-concurrent" style:flow-with-text="false"/>
    </style:style>
    <style:style style:name="FC-Graphic07" style:family="graphic">
      <style:graphic-properties svg:stroke-width="5.00" draw:marker-start="" draw:marker-start-width="0.0" draw:marker-end-width="0.0" draw:textarea-horizontal-align="center" draw:textarea-vertical-align="middle" draw:stroke="solid" svg:fill-color="#000000" draw:fill-color="#e717ff" draw:shadow="hidden" style:run-through="foreground" style:vertical-pos="from-top" style:vertical-rel="paragraph" style:horizontal-pos="from-left" style:horizontal-rel="paragraph" draw:wrap-influence-on-position="once-concurrent" style:flow-with-text="false"/>
    </style:style>
    <style:style style:name="FC-Graphic07_shadow" style:family="graphic">
      <style:graphic-properties draw:stroke="none" draw:fill="solid" draw:fill-color="#cccccc" draw:textarea-horizontal-align="center" draw:textarea-vertical-align="middle" draw:shadow="hidden" style:run-through="foreground" style:vertical-pos="from-top" style:vertical-rel="paragraph" style:horizontal-pos="from-left" style:horizontal-rel="paragraph" draw:wrap-influence-on-position="once-concurrent" style:flow-with-text="false"/>
    </style:style>
    <style:style style:name="FC-Graphic08" style:family="graphic">
      <style:graphic-properties svg:stroke-width="5.00" draw:marker-start="" draw:marker-start-width="0.0" draw:marker-end-width="0.0" draw:textarea-horizontal-align="center" draw:textarea-vertical-align="middle" draw:stroke="solid" svg:fill-color="#000000" draw:fill-color="#e717dd" draw:shadow="hidden" style:run-through="foreground" style:vertical-pos="from-top" style:vertical-rel="paragraph" style:horizontal-pos="from-left" style:horizontal-rel="paragraph" draw:wrap-influence-on-position="once-concurrent" style:flow-with-text="false"/>
    </style:style>
    <style:style style:name="FC-Graphic08_shadow" style:family="graphic">
      <style:graphic-properties draw:stroke="none" draw:fill="solid" draw:fill-color="#cccccc" draw:textarea-horizontal-align="center" draw:textarea-vertical-align="middle" draw:shadow="hidden" style:run-through="foreground" style:vertical-pos="from-top" style:vertical-rel="paragraph" style:horizontal-pos="from-left" style:horizontal-rel="paragraph" draw:wrap-influence-on-position="once-concurrent" style:flow-with-text="false"/>
    </style:style>
    <style:style style:name="FC-Graphic09" style:family="graphic">
      <style:graphic-properties svg:stroke-width="5.00" draw:marker-start="" draw:marker-start-width="0.0" draw:marker-end-width="0.0" draw:textarea-horizontal-align="center" draw:textarea-vertical-align="middle" draw:stroke="solid" svg:fill-color="#000000" draw:fill-color="#d2aa7c" draw:shadow="hidden" style:run-through="foreground" style:vertical-pos="from-top" style:vertical-rel="paragraph" style:horizontal-pos="from-left" style:horizontal-rel="paragraph" draw:wrap-influence-on-position="once-concurrent" style:flow-with-text="false"/>
    </style:style>
    <style:style style:name="FC-Graphic09_shadow" style:family="graphic">
      <style:graphic-properties draw:stroke="none" draw:fill="solid" draw:fill-color="#cccccc" draw:textarea-horizontal-align="center" draw:textarea-vertical-align="middle" draw:shadow="hidden" style:run-through="foreground" style:vertical-pos="from-top" style:vertical-rel="paragraph" style:horizontal-pos="from-left" style:horizontal-rel="paragraph" draw:wrap-influence-on-position="once-concurrent" style:flow-with-text="false"/>
    </style:style>
    <style:style style:name="FC-Graphic10" style:family="graphic">
      <style:graphic-properties svg:stroke-width="5.00" draw:marker-start="" draw:marker-start-width="0.0" draw:marker-end-width="0.0" draw:textarea-horizontal-align="center" draw:textarea-vertical-align="middle" draw:stroke="solid" svg:fill-color="#000000" draw:fill-color="#bd9970" draw:shadow="hidden" style:run-through="foreground" style:vertical-pos="from-top" style:vertical-rel="paragraph" style:horizontal-pos="from-left" style:horizontal-rel="paragraph" draw:wrap-influence-on-position="once-concurrent" style:flow-with-text="false"/>
    </style:style>
    <style:style style:name="FC-Graphic10_shadow" style:family="graphic">
      <style:graphic-properties draw:stroke="none" draw:fill="solid" draw:fill-color="#cccccc" draw:textarea-horizontal-align="center" draw:textarea-vertical-align="middle" draw:shadow="hidden" style:run-through="foreground" style:vertical-pos="from-top" style:vertical-rel="paragraph" style:horizontal-pos="from-left" style:horizontal-rel="paragraph" draw:wrap-influence-on-position="once-concurrent" style:flow-with-text="false"/>
    </style:style>
    <style:style style:name="clear" style:family="graphic">
      <style:graphic-properties draw:stroke="none" draw:fill="none" draw:shadow="hidden" style:run-through="foreground" style:vertical-pos="from-top" style:vertical-rel="paragraph" style:horizontal-pos="from-left" style:horizontal-rel="paragraph" draw:wrap-influence-on-position="once-concurrent" style:flow-with-text="false"/>
    </style:style>
    <style:style style:name="NLFC-Text" style:family="paragraph" style:parent-style-name="FC-Text">
      <style:paragraph-properties fo:break-before="page"/>
    </style:style>
    <style:style style:name="XFC-Text" style:family="paragraph">
      <style:paragraph-properties fo:text-align="center" style:justify-single-word="false" style:font-name="Arial" fo:font-size="9.00pt" style:font-size-asian="9.00pt" fo:color="#000000" fo:text-indent="0.00cm" fo:margin-right="0.00cm" fo:margin-left="0.00cm" fo:margin-top="0.00cm" fo:margin-bottom="0.00cm"/>
    </style:style>
    <style:style style:name="FFC-Text" style:family="text">
      <style:text-properties fo:text-align="center" style:justify-single-word="false" style:font-name="Arial" fo:color="#000000" fo:font-size="9.00pt" style:font-size-asian="9.00pt"/>
    </style:style>
    <style:style style:name="NLFC-Text00" style:family="paragraph" style:parent-style-name="FC-Text00">
      <style:paragraph-properties fo:break-before="page"/>
    </style:style>
    <style:style style:name="XFC-Text00" style:family="paragraph">
      <style:paragraph-properties fo:text-align="center" style:justify-single-word="false" style:font-name="Arial" fo:font-size="9.00pt" style:font-size-asian="9.00pt" fo:color="#000000" fo:text-indent="0.00cm" fo:margin-right="0.00cm" fo:margin-left="0.00cm" fo:margin-top="0.00cm" fo:margin-bottom="0.00cm"/>
    </style:style>
    <style:style style:name="FFC-Text00" style:family="text">
      <style:text-properties fo:text-align="center" style:justify-single-word="false" style:font-name="Arial" fo:color="#000000" fo:font-size="9.00pt" style:font-size-asian="9.00pt"/>
    </style:style>
    <style:style style:name="NLFC-Text01" style:family="paragraph" style:parent-style-name="FC-Text01">
      <style:paragraph-properties fo:break-before="page"/>
    </style:style>
    <style:style style:name="XFC-Text01" style:family="paragraph">
      <style:paragraph-properties fo:text-align="center" style:justify-single-word="false" style:font-name="Arial" fo:font-size="9.00pt" style:font-size-asian="9.00pt" fo:color="#000000" fo:text-indent="0.00cm" fo:margin-right="0.00cm" fo:margin-left="0.00cm" fo:margin-top="0.00cm" fo:margin-bottom="0.00cm"/>
    </style:style>
    <style:style style:name="FFC-Text01" style:family="text">
      <style:text-properties fo:text-align="center" style:justify-single-word="false" style:font-name="Arial" fo:color="#000000" fo:font-size="9.00pt" style:font-size-asian="9.00pt"/>
    </style:style>
    <style:style style:name="NLFC-Text02" style:family="paragraph" style:parent-style-name="FC-Text02">
      <style:paragraph-properties fo:break-before="page"/>
    </style:style>
    <style:style style:name="XFC-Text02" style:family="paragraph">
      <style:paragraph-properties fo:text-align="center" style:justify-single-word="false" style:font-name="Arial" fo:font-size="9.00pt" style:font-size-asian="9.00pt" fo:color="#000000" fo:text-indent="0.00cm" fo:margin-right="0.00cm" fo:margin-left="0.00cm" fo:margin-top="0.00cm" fo:margin-bottom="0.00cm"/>
    </style:style>
    <style:style style:name="FFC-Text02" style:family="text">
      <style:text-properties fo:text-align="center" style:justify-single-word="false" style:font-name="Arial" fo:color="#000000" fo:font-size="9.00pt" style:font-size-asian="9.00pt"/>
    </style:style>
    <style:style style:name="NLFC-Text03" style:family="paragraph" style:parent-style-name="FC-Text03">
      <style:paragraph-properties fo:break-before="page"/>
    </style:style>
    <style:style style:name="XFC-Text03" style:family="paragraph">
      <style:paragraph-properties fo:text-align="center" style:justify-single-word="false" style:font-name="Arial" fo:font-size="9.00pt" style:font-size-asian="9.00pt" fo:color="#000000" fo:text-indent="0.00cm" fo:margin-right="0.00cm" fo:margin-left="0.00cm" fo:margin-top="0.00cm" fo:margin-bottom="0.00cm"/>
    </style:style>
    <style:style style:name="FFC-Text03" style:family="text">
      <style:text-properties fo:text-align="center" style:justify-single-word="false" style:font-name="Arial" fo:color="#000000" fo:font-size="9.00pt" style:font-size-asian="9.00pt"/>
    </style:style>
    <style:style style:name="NLFC-Text04" style:family="paragraph" style:parent-style-name="FC-Text04">
      <style:paragraph-properties fo:break-before="page"/>
    </style:style>
    <style:style style:name="XFC-Text04" style:family="paragraph">
      <style:paragraph-properties fo:text-align="center" style:justify-single-word="false" style:font-name="Arial" fo:font-size="9.00pt" style:font-size-asian="9.00pt" fo:color="#000000" fo:text-indent="0.00cm" fo:margin-right="0.00cm" fo:margin-left="0.00cm" fo:margin-top="0.00cm" fo:margin-bottom="0.00cm"/>
    </style:style>
    <style:style style:name="FFC-Text04" style:family="text">
      <style:text-properties fo:text-align="center" style:justify-single-word="false" style:font-name="Arial" fo:color="#000000" fo:font-size="9.00pt" style:font-size-asian="9.00pt"/>
    </style:style>
    <style:style style:name="NLFC-Text05" style:family="paragraph" style:parent-style-name="FC-Text05">
      <style:paragraph-properties fo:break-before="page"/>
    </style:style>
    <style:style style:name="XFC-Text05" style:family="paragraph">
      <style:paragraph-properties fo:text-align="center" style:justify-single-word="false" style:font-name="Arial" fo:font-size="9.00pt" style:font-size-asian="9.00pt" fo:color="#000000" fo:text-indent="0.00cm" fo:margin-right="0.00cm" fo:margin-left="0.00cm" fo:margin-top="0.00cm" fo:margin-bottom="0.00cm"/>
    </style:style>
    <style:style style:name="FFC-Text05" style:family="text">
      <style:text-properties fo:text-align="center" style:justify-single-word="false" style:font-name="Arial" fo:color="#000000" fo:font-size="9.00pt" style:font-size-asian="9.00pt"/>
    </style:style>
    <style:style style:name="NLFC-Text06" style:family="paragraph" style:parent-style-name="FC-Text06">
      <style:paragraph-properties fo:break-before="page"/>
    </style:style>
    <style:style style:name="XFC-Text06" style:family="paragraph">
      <style:paragraph-properties fo:text-align="center" style:justify-single-word="false" style:font-name="Arial" fo:font-size="9.00pt" style:font-size-asian="9.00pt" fo:color="#000000" fo:text-indent="0.00cm" fo:margin-right="0.00cm" fo:margin-left="0.00cm" fo:margin-top="0.00cm" fo:margin-bottom="0.00cm"/>
    </style:style>
    <style:style style:name="FFC-Text06" style:family="text">
      <style:text-properties fo:text-align="center" style:justify-single-word="false" style:font-name="Arial" fo:color="#000000" fo:font-size="9.00pt" style:font-size-asian="9.00pt"/>
    </style:style>
    <style:style style:name="NLFC-Text07" style:family="paragraph" style:parent-style-name="FC-Text07">
      <style:paragraph-properties fo:break-before="page"/>
    </style:style>
    <style:style style:name="XFC-Text07" style:family="paragraph">
      <style:paragraph-properties fo:text-align="center" style:justify-single-word="false" style:font-name="Arial" fo:font-size="9.00pt" style:font-size-asian="9.00pt" fo:color="#000000" fo:text-indent="0.00cm" fo:margin-right="0.00cm" fo:margin-left="0.00cm" fo:margin-top="0.00cm" fo:margin-bottom="0.00cm"/>
    </style:style>
    <style:style style:name="FFC-Text07" style:family="text">
      <style:text-properties fo:text-align="center" style:justify-single-word="false" style:font-name="Arial" fo:color="#000000" fo:font-size="9.00pt" style:font-size-asian="9.00pt"/>
    </style:style>
    <style:style style:name="NLFC-Text08" style:family="paragraph" style:parent-style-name="FC-Text08">
      <style:paragraph-properties fo:break-before="page"/>
    </style:style>
    <style:style style:name="XFC-Text08" style:family="paragraph">
      <style:paragraph-properties fo:text-align="center" style:justify-single-word="false" style:font-name="Arial" fo:font-size="9.00pt" style:font-size-asian="9.00pt" fo:color="#000000" fo:text-indent="0.00cm" fo:margin-right="0.00cm" fo:margin-left="0.00cm" fo:margin-top="0.00cm" fo:margin-bottom="0.00cm"/>
    </style:style>
    <style:style style:name="FFC-Text08" style:family="text">
      <style:text-properties fo:text-align="center" style:justify-single-word="false" style:font-name="Arial" fo:color="#000000" fo:font-size="9.00pt" style:font-size-asian="9.00pt"/>
    </style:style>
    <style:style style:name="NLFC-Text09" style:family="paragraph" style:parent-style-name="FC-Text09">
      <style:paragraph-properties fo:break-before="page"/>
    </style:style>
    <style:style style:name="XFC-Text09" style:family="paragraph">
      <style:paragraph-properties fo:text-align="center" style:justify-single-word="false" style:font-name="Arial" fo:font-size="9.00pt" style:font-size-asian="9.00pt" fo:color="#000000" fo:text-indent="0.00cm" fo:margin-right="0.00cm" fo:margin-left="0.00cm" fo:margin-top="0.00cm" fo:margin-bottom="0.00cm"/>
    </style:style>
    <style:style style:name="FFC-Text09" style:family="text">
      <style:text-properties fo:text-align="center" style:justify-single-word="false" style:font-name="Arial" fo:color="#000000" fo:font-size="9.00pt" style:font-size-asian="9.00pt"/>
    </style:style>
    <style:style style:name="NLFC-Text10" style:family="paragraph" style:parent-style-name="FC-Text10">
      <style:paragraph-properties fo:break-before="page"/>
    </style:style>
    <style:style style:name="XFC-Text10" style:family="paragraph">
      <style:paragraph-properties fo:text-align="center" style:justify-single-word="false" style:font-name="Arial" fo:font-size="9.00pt" style:font-size-asian="9.00pt" fo:color="#000000" fo:text-indent="0.00cm" fo:margin-right="0.00cm" fo:margin-left="0.00cm" fo:margin-top="0.00cm" fo:margin-bottom="0.00cm"/>
    </style:style>
    <style:style style:name="FFC-Text10" style:family="text">
      <style:text-properties fo:text-align="center" style:justify-single-word="false" style:font-name="Arial" fo:color="#000000" fo:font-size="9.00pt" style:font-size-asian="9.00pt"/>
    </style:style>
    <style:style style:name="NLFC-Title" style:family="paragraph" style:parent-style-name="FC-Title">
      <style:paragraph-properties fo:break-before="page"/>
    </style:style>
    <style:style style:name="XFC-Title" style:family="paragraph">
      <style:paragraph-properties fo:text-align="center" style:justify-single-word="false" style:font-name="Arial" fo:font-size="18.00pt" style:font-size-asian="18.00pt" fo:color="#000000" fo:font-weight="bold" fo:text-indent="0.00cm" fo:margin-right="0.00cm" fo:margin-left="0.00cm" fo:margin-top="0.00cm" fo:margin-bottom="0.00cm"/>
    </style:style>
    <style:style style:name="FFC-Title" style:family="text">
      <style:text-properties fo:text-align="center" style:justify-single-word="false" style:font-name="Arial" fo:color="#000000" fo:font-weight="bold" fo:font-size="18.00pt" style:font-size-asian="18.00pt"/>
    </style:style>
    <style:style style:name="Tbold" style:family="text">
      <style:text-properties fo:font-weight="bold"/>
    </style:style>
    <style:style style:name="Titalic" style:family="text">
      <style:text-properties fo:font-style="italic"/>
    </style:style>
    <style:style style:name="Tunderline" style:family="text">
      <style:text-properties style:text-underline-style="solid" style:text-underline-width="auto" style:text-underline-color="font-color"/>
    </style:style>
    <style:style style:name="Left" style:family="graphic" style:parent-style-name="photo">
      <style:graphic-properties style:run-through="foreground" style:wrap="dynamic" style:number-wrapped-paragraphs="no-limit" style:wrap-contour="false" style:vertical-pos="from-top" style:vertical-rel="paragraph-content" style:horizontal-pos="left" style:horizontal-rel="paragraph-content" style:mirror="none" fo:clip="rect(0cm 0cm 0cm 0cm)" draw:luminance="0%" draw:contrast="0" draw:red="0%" draw:green="0%" draw:blue="0%" draw:gamma="1" draw:color-inversion="false" draw:transparency="-100%" draw:color-mode="standard"/>
    </style:style>
    <style:style style:name="Right" style:family="graphic" style:parent-style-name="photo">
      <style:graphic-properties style:run-through="foreground" style:wrap="dynamic" style:number-wrapped-paragraphs="no-limit" style:wrap-contour="false" style:vertical-pos="from-top" style:vertical-rel="paragraph-content" style:horizontal-pos="right" style:horizontal-rel="paragraph-content" style:mirror="none" fo:clip="rect(0cm 0cm 0cm 0cm)" draw:luminance="0%" draw:contrast="0" draw:red="0%" draw:green="0%" draw:blue="0%" draw:gamma="1" draw:color-inversion="false" draw:transparency="-100%" draw:color-mode="standard"/>
    </style:style>
    <style:style style:name="Single" style:family="graphic" style:parent-style-name="Graphics">
      <style:graphic-properties style:vertical-pos="from-top" style:mirror="none" fo:clip="rect(0cm 0cm 0cm 0cm)" draw:luminance="0%" draw:contrast="0" draw:red="0%" draw:green="0%" draw:blue="0%" draw:gamma="1" draw:color-inversion="false" draw:transparency="-100%" draw:color-mode="standard"/>
    </style:style>
    <style:style style:name="Row"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 draw:color-inversion="false" draw:transparency="-100%" draw:color-mode="standard"/>
    </style:style>
  </office:automatic-styles>
  <office:body>
    <office:text>
      <office:forms form:automatic-focus="false" form:apply-design-mode="false"/>
      <text:p text:style-name="docgen_page_break">
<text:toc-mark text:string-value="6 Generation Fan Chart for Rita Marie Garner" text:outline-level="1"/><draw:frame text:anchor-type="paragraph" draw:style-name="FC-Graphic-title" draw:z-index="2" svg:width="14.15cm" svg:height="18.00pt" svg:x="1.18cm" svg:y="0.00cm">
<draw:text-box><text:p text:style-name="XFC-Title"><text:span text:style-name="FFC-Title">6 Generation Fan Chart for Rita Marie Garner</text:span>
</text:p>
</draw:text-box></draw:frame>
<draw:polygon draw:style-name="FC-Graphic00" draw:layer="layout" draw:z-index="1" svg:x="7.337778cm" svg:y="21.942778cm" svg:viewBox="0 0 1834 917" svg:width="1.8344cm" svg:height="0.9172cm" draw:points="917, 917 0, 917 0, 909 0, 901 0, 893 0, 885 0, 877 1, 869 1, 861 2, 853 2, 845 3, 837 4, 829 5, 821 5, 813 6, 805 7, 797 8, 789 10, 781 11, 773 12, 765 13, 757 15, 750 16, 742 18, 734 20, 726 21, 718 23, 710 25, 703 27, 695 29, 687 31, 679 33, 672 35, 664 37, 656 40, 649 42, 641 44, 633 47, 626 49, 618 52, 611 55, 603 58, 596 60, 588 63, 581 66, 573 69, 566 72, 558 76, 551 79, 544 82, 536 85, 529 89, 522 92, 515 96, 507 99, 500 103, 493 107, 486 111, 479 115, 472 118, 465 122, 458 126, 451 131, 444 135, 437 139, 431 143, 424 147, 417 152, 410 156, 404 161, 397 165, 391 170, 384 175, 378 179, 371 184, 365 189, 358 194, 352 199, 346 204, 339 209, 333 214, 327 219, 321 224, 315 230, 309 235, 303 240, 297 246, 291 251, 285 257, 280 263, 274 268, 268 274, 263 280, 257 285, 251 291, 246 297, 240 303, 235 309, 230 315, 224 321, 219 327, 214 333, 209 339, 204 346, 199 352, 194 358, 189 365, 184 371, 179 378, 175 384, 170 391, 165 397, 161 404, 156 410, 152 417, 147 424, 143 431, 139 437, 135 444, 131 451, 126 458, 122 465, 118 472, 115 479, 111 486, 107 493, 103 500, 99 507, 96 515, 92 522, 89 529, 85 536, 82 544, 79 551, 76 558, 72 566, 69 573, 66 581, 63 588, 60 596, 58 603, 55 611, 52 618, 49 626, 47 633, 44 641, 42 649, 40 656, 37 664, 35 672, 33 679, 31 687, 29 695, 27 703, 25 710, 23 718, 21 726, 20 734, 18 742, 16 750, 15 757, 13 765, 12 773, 11 781, 10 789, 8 797, 7 805, 6 813, 5 821, 5 829, 4 837, 3 845, 2 853, 2 861, 1 869, 1 877, 0 885, 0 893, 0 901, 0 909, 0 917, 0 925, 0 933, 0 941, 0 949, 0 957, 0 965, 1 973, 1 981, 2 989, 2 997, 3 1005, 4 1013, 5 1021, 5 1029, 6 1036, 7 1044, 8 1052, 10 1060, 11 1068, 12 1076, 13 1084, 15 1092, 16 1100, 18 1107, 20 1115, 21 1123, 23 1131, 25 1139, 27 1146, 29 1154, 31 1162, 33 1170, 35 1177, 37 1185, 40 1193, 42 1200, 44 1208, 47 1215, 49 1223, 52 1230, 55 1238, 58 1245, 60 1253, 63 1260, 66 1268, 69 1275, 72 1282, 76 1290, 79 1297, 82 1304, 85 1312, 89 1319, 92 1326, 96 1333, 99 1340, 103 1347, 107 1354, 111 1361, 115 1368, 118 1375, 122 1382, 126 1389, 131 1396, 135 1403, 139 1410, 143 1416, 147 1423, 152 1430, 156 1436, 161 1443, 165 1449, 170 1456, 175 1462, 179 1469, 184 1475, 189 1481, 194 1488, 199 1494, 204 1500, 209 1506, 214 1512, 219 1518, 224 1524, 230 1530, 235 1536, 240 1542, 246 1548, 251 1554, 257 1560, 263 1565, 268 1571, 274 1577, 280 1582, 285 1588, 291 1593, 297 1598, 303 1604, 309 1609, 315 1614, 321 1619, 327 1624, 333 1630, 339 1635, 346 1640, 352 1644, 358 1649, 365 1654, 371 1659, 378 1663, 384 1668, 391 1673, 397 1677, 404 1682, 410 1686, 417 1690, 424 1695, 431 1699, 437 1703, 444 1707, 451 1711, 458 1715, 465 1719, 472 1723, 479 1727, 486 1730, 493 1734, 500 1738, 507 1741, 515 1745, 522 1748, 529 1751, 536 1755, 544 1758, 551 1761, 558 1764, 566 1767, 573 1770, 581 1773, 588 1776, 596 1779, 603 1781, 611 1784, 618 1787, 626 1789, 633 1791, 641 1794, 649 1796, 656 1798, 664 1801, 672 1803, 679 1805, 687 1807, 695 1809, 703 1810, 710 1812, 718 1814, 726 1816, 734 1817, 742 1819, 750 1820, 757 1821, 765 1823, 773 1824, 781 1825, 789 1826, 797 1827, 805 1828, 813 1829, 821 1830, 829 1830, 837 1831, 845 1832, 853 1832, 861 1833, 869 1833, 877 1833, 885 1834, 893 1834, 901 1834, 909 1834, 917"/>
<text:alphabetical-index-mark text:string-value="Garner, Rita Marie (1952-09-07 -  )"/><draw:frame text:anchor-type="paragraph" draw:z-index="2" draw:style-name="clear" svg:height="0.63cm" svg:width="1.18cm" draw:transform="rotate (-0.00000000) translate (7.668cm 22.084cm)">
<draw:text-box>
<text:p text:style-name="XFC-Text00"><text:span text:style-name="FFC-Text00">Rita Marie<text:line-break/>Garner<text:line-break/>* 1952</text:span></text:p>
</draw:text-box>
</draw:frame>
<draw:polygon draw:style-name="FC-Graphic01" draw:layer="layout" draw:z-index="1" svg:x="6.420556cm" svg:y="21.025556cm" svg:viewBox="0 0 1834 1834" svg:width="1.8344cm" svg:height="1.8344cm" draw:points="917, 1834 0, 1834 0, 1818 0, 1802 0, 1786 1, 1770 1, 1754 2, 1738 3, 1722 4, 1706 5, 1690 6, 1674 8, 1658 10, 1642 11, 1626 13, 1610 15, 1595 17, 1579 20, 1563 22, 1547 25, 1531 27, 1515 30, 1500 33, 1484 36, 1468 40, 1453 43, 1437 47, 1421 50, 1406 54, 1390 58, 1375 62, 1359 66, 1344 71, 1328 75, 1313 80, 1298 84, 1282 89, 1267 94, 1252 99, 1237 105, 1222 110, 1207 116, 1192 121, 1177 127, 1162 133, 1147 139, 1132 145, 1117 152, 1102 158, 1088 165, 1073 171, 1059 178, 1044 185, 1030 192, 1015 199, 1001 207, 987 214, 973 222, 959 230, 945 237, 931 245, 917 253, 903 262, 889 270, 875 278, 862 287, 848 295, 835 304, 821 313, 808 322, 795 331, 782 340, 769 350, 756 359, 743 369, 730 379, 717 388, 705 398, 692 408, 679 418, 667 429, 655 439, 643 449, 630 460, 618 471, 606 481, 595 492, 583 503, 571 514, 560 526, 548 537, 537 548, 526 560, 514 571, 503 583, 492 595, 481 606, 471 618, 460 630, 449 643, 439 655, 429 667, 418 679, 408 692, 398 705, 388 717, 379 730, 369 743, 359 756, 350 769, 340 782, 331 795, 322 808, 313 821, 304 835, 295 848, 287 862, 278 875, 270 889, 262 903, 253 917, 245 931, 237 945, 230 959, 222 973, 214 987, 207 1001, 199 1015, 192 1030, 185 1044, 178 1059, 171 1073, 165 1088, 158 1102, 152 1117, 145 1132, 139 1147, 133 1162, 127 1177, 121 1192, 116 1207, 110 1222, 105 1237, 99 1252, 94 1267, 89 1282, 84 1298, 80 1313, 75 1328, 71 1344, 66 1359, 62 1375, 58 1390, 54 1406, 50 1421, 47 1437, 43 1453, 40 1468, 36 1484, 33 1500, 30 1515, 27 1531, 25 1547, 22 1563, 20 1579, 17 1595, 15 1610, 13 1626, 11 1642, 10 1658, 8 1674, 6 1690, 5 1706, 4 1722, 3 1738, 2 1754, 1 1770, 1 1786, 0 1802, 0 1818, 0 1834, 0 1834, 917 1834, 917 1826, 917 1818, 917 1810, 917 1802, 917 1794, 918 1786, 918 1778, 918 1770, 919 1762, 920 1754, 920 1746, 921 1738, 922 1730, 923 1722, 924 1714, 925 1706, 926 1698, 927 1690, 928 1683, 929 1675, 931 1667, 932 1659, 934 1651, 935 1643, 937 1635, 938 1628, 940 1620, 942 1612, 944 1604, 946 1597, 948 1589, 950 1581, 952 1573, 954 1566, 957 1558, 959 1551, 962 1543, 964 1535, 967 1528, 969 1520, 972 1513, 975 1505, 978 1498, 981 1490, 984 1483, 987 1476, 990 1468, 993 1461, 996 1454, 999 1446, 1003 1439, 1006 1432, 1010 1425, 1013 1418, 1017 1410, 1020 1403, 1024 1396, 1028 1389, 1032 1382, 1036 1375, 1040 1368, 1044 1362, 1048 1355, 1052 1348, 1056 1341, 1060 1334, 1065 1328, 1069 1321, 1074 1314, 1078 1308, 1083 1301, 1087 1295, 1092 1288, 1097 1282, 1101 1276, 1106 1269, 1111 1263, 1116 1257, 1121 1251, 1126 1244, 1131 1238, 1136 1232, 1142 1226, 1147 1220, 1152 1214, 1158 1208, 1163 1203, 1169 1197, 1174 1191, 1180 1185, 1185 1180, 1191 1174, 1197 1169, 1203 1163, 1208 1158, 1214 1152, 1220 1147, 1226 1142, 1232 1136, 1238 1131, 1244 1126, 1251 1121, 1257 1116, 1263 1111, 1269 1106, 1276 1101, 1282 1097, 1288 1092, 1295 1087, 1301 1083, 1308 1078, 1314 1074, 1321 1069, 1328 1065, 1334 1060, 1341 1056, 1348 1052, 1355 1048, 1362 1044, 1368 1040, 1375 1036, 1382 1032, 1389 1028, 1396 1024, 1403 1020, 1410 1017, 1418 1013, 1425 1010, 1432 1006, 1439 1003, 1446 999, 1454 996, 1461 993, 1468 990, 1476 987, 1483 984, 1490 981, 1498 978, 1505 975, 1513 972, 1520 969, 1528 967, 1535 964, 1543 962, 1551 959, 1558 957, 1566 954, 1573 952, 1581 950, 1589 948, 1597 946, 1604 944, 1612 942, 1620 940, 1628 938, 1635 937, 1643 935, 1651 934, 1659 932, 1667 931, 1675 929, 1683 928, 1690 927, 1698 926, 1706 925, 1714 924, 1722 923, 1730 922, 1738 921, 1746 920, 1754 920, 1762 919, 1770 918, 1778 918, 1786 918, 1794 917, 1802 917, 1810 917, 1818 917, 1826"/>
<text:alphabetical-index-mark text:string-value="Garner, Howard Lane (1928-07-09 -  )"/><draw:frame text:anchor-type="paragraph" draw:z-index="2" draw:style-name="clear" svg:height="0.74cm" svg:width="1.72cm" draw:transform="rotate (0.78539816) translate (6.415cm 22.230cm)">
<draw:text-box>
<text:p text:style-name="XFC-Text01"><text:span text:style-name="FFC-Text01">Howard Lane<text:line-break/>Garner<text:line-break/>* 1928</text:span></text:p>
</draw:text-box>
</draw:frame>
<draw:polygon draw:style-name="FC-Graphic01" draw:layer="layout" draw:z-index="1" svg:x="8.255000cm" svg:y="21.025556cm" svg:viewBox="0 0 1834 1834" svg:width="1.8344cm" svg:height="1.8344cm" draw:points="0, 917 0, 0 16, 0 32, 0 48, 0 64, 1 80, 1 96, 2 111, 3 127, 4 143, 5 159, 6 175, 8 191, 10 207, 11 223, 13 239, 15 255, 17 271, 20 286, 22 302, 25 318, 27 334, 30 350, 33 365, 36 381, 40 397, 43 412, 47 428, 50 443, 54 459, 58 474, 62 490, 66 505, 71 521, 75 536, 80 551, 84 566, 89 582, 94 597, 99 612, 105 627, 110 642, 116 657, 121 672, 127 687, 133 702, 139 716, 145 731, 152 746, 158 760, 165 775, 171 789, 178 804, 185 818, 192 832, 199 847, 207 861, 214 875, 222 889, 230 903, 237 917, 245 931, 253 944, 262 958, 270 972, 278 985, 287 999, 295 1012, 304 1025, 313 1039, 322 1052, 331 1065, 340 1078, 350 1091, 359 1103, 369 1116, 379 1129, 388 1141, 398 1154, 408 1166, 418 1179, 429 1191, 439 1203, 449 1215, 460 1227, 471 1239, 481 1251, 492 1262, 503 1274, 514 1285, 526 1297, 537 1308, 548 1319, 560 1330, 571 1341, 583 1352, 595 1363, 606 1373, 618 1384, 630 1394, 643 1405, 655 1415, 667 1425, 679 1435, 692 1445, 705 1455, 717 1465, 730 1474, 743 1484, 756 1493, 769 1502, 782 1511, 795 1520, 808 1529, 821 1538, 835 1547, 848 1555, 862 1564, 875 1572, 889 1580, 903 1588, 917 1596, 931 1604, 945 1612, 959 1619, 973 1627, 987 1634, 1001 1641, 1015 1648, 1030 1655, 1044 1662, 1059 1669, 1073 1675, 1088 1682, 1102 1688, 1117 1694, 1132 1700, 1147 1706, 1162 1712, 1177 1718, 1192 1723, 1207 1729, 1222 1734, 1237 1739, 1252 1744, 1267 1749, 1282 1754, 1298 1758, 1313 1763, 1328 1767, 1344 1771, 1359 1776, 1375 1779, 1390 1783, 1406 1787, 1421 1790, 1437 1794, 1453 1797, 1468 1800, 1484 1803, 1500 1806, 1515 1809, 1531 1811, 1547 1814, 1563 1816, 1579 1818, 1595 1820, 1610 1822, 1626 1824, 1642 1825, 1658 1827, 1674 1828, 1690 1829, 1706 1831, 1722 1831, 1738 1832, 1754 1833, 1770 1833, 1786 1834, 1802 1834, 1818 1834, 1834 917, 1834 917, 1834 917, 1826 917, 1818 916, 1810 916, 1802 916, 1794 915, 1786 915, 1778 914, 1770 914, 1762 913, 1754 912, 1746 912, 1738 911, 1730 910, 1722 909, 1714 908, 1706 907, 1698 905, 1690 904, 1683 903, 1675 901, 1667 900, 1659 898, 1651 897, 1643 895, 1635 893, 1628 891, 1620 889, 1612 888, 1604 885, 1597 883, 1589 881, 1581 879, 1573 877, 1566 874, 1558 872, 1551 869, 1543 867, 1535 864, 1528 861, 1520 859, 1513 856, 1505 853, 1498 850, 1490 847, 1483 844, 1476 841, 1468 837, 1461 834, 1454 831, 1446 827, 1439 824, 1432 820, 1425 817, 1418 813, 1410 809, 1403 806, 1396 802, 1389 798, 1382 794, 1375 790, 1368 786, 1362 782, 1355 777, 1348 773, 1341 769, 1334 764, 1328 760, 1321 755, 1314 751, 1308 746, 1301 742, 1295 737, 1288 732, 1282 727, 1276 722, 1269 717, 1263 712, 1257 707, 1251 702, 1244 697, 1238 692, 1232 686, 1226 681, 1220 676, 1214 670, 1208 665, 1203 659, 1197 654, 1191 648, 1185 642, 1180 637, 1174 631, 1169 625, 1163 619, 1158 613, 1152 607, 1147 601, 1142 595, 1136 589, 1131 583, 1126 577, 1121 570, 1116 564, 1111 558, 1106 551, 1101 545, 1097 539, 1092 532, 1087 526, 1083 519, 1078 512, 1074 506, 1069 499, 1065 492, 1060 486, 1056 479, 1052 472, 1048 465, 1044 458, 1040 451, 1036 444, 1032 437, 1028 430, 1024 423, 1020 416, 1017 409, 1013 402, 1010 394, 1006 387, 1003 380, 999 373, 996 365, 993 358, 990 351, 987 343, 984 336, 981 328, 978 321, 975 313, 972 306, 969 298, 967 291, 964 283, 962 275, 959 268, 957 260, 954 252, 952 245, 950 237, 948 229, 946 221, 944 214, 942 206, 940 198, 938 190, 937 182, 935 175, 934 167, 932 159, 931 151, 929 143, 928 135, 927 127, 926 119, 925 111, 924 103, 923 95, 922 87, 921 79, 920 71, 920 63, 919 55, 918 48, 918 40, 918 32, 917 24, 917 16, 917 8, 917"/>
<text:alphabetical-index-mark text:string-value="Marín, Mary Anne (1927-01-13 -  )"/><draw:frame text:anchor-type="paragraph" draw:z-index="2" draw:style-name="clear" svg:height="0.74cm" svg:width="1.44cm" draw:transform="rotate (-0.78539816) translate (8.982cm 21.117cm)">
<draw:text-box>
<text:p text:style-name="XFC-Text01"><text:span text:style-name="FFC-Text01">Mary Anne<text:line-break/>Marín<text:line-break/>* 1927</text:span></text:p>
</draw:text-box>
</draw:frame>
<draw:polygon draw:style-name="FC-Graphic02" draw:layer="layout" draw:z-index="1" svg:x="5.503333cm" svg:y="20.914278cm" svg:viewBox="0 0 1454 1945" svg:width="1.4545cm" svg:height="1.9457cm" draw:points="917, 1945 0, 1945 0, 1921 0, 1897 0, 1873 1, 1849 2, 1825 3, 1801 5, 1777 6, 1753 8, 1729 10, 1705 12, 1681 15, 1658 17, 1634 20, 1610 23, 1586 26, 1562 30, 1538 33, 1515 37, 1491 41, 1467 46, 1444 50, 1420 55, 1397 60, 1373 65, 1350 70, 1326 76, 1303 81, 1280 87, 1256 93, 1233 100, 1210 106, 1187 113, 1164 120, 1141 127, 1118 134, 1095 142, 1072 149, 1049 157, 1027 165, 1004 174, 982 182, 959 191, 937 200, 914 209, 892 218, 870 228, 848 237, 826 247, 804 257, 782 268, 761 278, 739 289, 717 299, 696 310, 675 322, 653 333, 632 345, 611 356, 590 368, 569 380, 549 393, 528 405, 507 418, 487 430, 467 443, 447 457, 426 470, 407 483, 387 497, 367 511, 347 525, 328 539, 308 554, 289 568, 270 583, 251 598, 232 613, 214 628, 195 643, 176 659, 158 674, 140 690, 122 706, 104 722, 86 739, 69 755, 51 772, 34 789, 17 805, 0 805, 0 1454, 648 1454, 648 1443, 659 1432, 671 1421, 682 1410, 694 1399, 706 1388, 718 1377, 730 1367, 742 1356, 754 1346, 766 1336, 778 1326, 791 1316, 803 1306, 816 1296, 828 1286, 841 1277, 854 1267, 867 1258, 880 1248, 893 1239, 906 1230, 919 1221, 933 1213, 946 1204, 960 1195, 973 1187, 987 1179, 1000 1171, 1014 1162, 1028 1155, 1042 1147, 1056 1139, 1070 1131, 1084 1124, 1098 1117, 1112 1109, 1127 1102, 1141 1095, 1155 1089, 1170 1082, 1184 1075, 1199 1069, 1214 1063, 1228 1056, 1243 1050, 1258 1044, 1273 1039, 1288 1033, 1303 1027, 1318 1022, 1333 1017, 1348 1012, 1363 1007, 1378 1002, 1394 997, 1409 992, 1424 988, 1440 983, 1455 979, 1470 975, 1486 971, 1501 967, 1517 964, 1533 960, 1548 957, 1564 954, 1579 950, 1595 947, 1611 945, 1627 942, 1642 939, 1658 937, 1674 935, 1690 932, 1706 930, 1722 929, 1738 927, 1753 925, 1769 924, 1785 922, 1801 921, 1817 920, 1833 919, 1849 918, 1865 918, 1881 917, 1897 917, 1913 917, 1929 917, 1945"/>
<text:alphabetical-index-mark text:string-value="Garner, Eugene Stanley (1895-12-01 - 1984-03-01)"/><draw:frame text:anchor-type="paragraph" draw:z-index="2" draw:style-name="clear" svg:height="0.53cm" svg:width="1.42cm" draw:transform="rotate (1.17809725) translate (5.621cm 22.535cm)">
<draw:text-box>
<text:p text:style-name="XFC-Text02"><text:span text:style-name="FFC-Text02">Eugene Stanley<text:line-break/>Garner<text:line-break/>1895 - 1984</text:span></text:p>
</draw:text-box>
</draw:frame>
<draw:polygon draw:style-name="FC-Graphic02" draw:layer="layout" draw:z-index="1" svg:x="6.309278cm" svg:y="20.108333cm" svg:viewBox="0 0 1945 1454" svg:width="1.9457cm" svg:height="1.4545cm" draw:points="648, 1454 0, 805 17, 789 34, 772 51, 755 69, 739 86, 722 104, 706 122, 690 140, 674 158, 659 176, 643 195, 628 214, 613 232, 598 251, 583 270, 568 289, 554 308, 539 328, 525 347, 511 367, 497 387, 483 407, 470 426, 457 447, 443 467, 430 487, 418 507, 405 528, 393 549, 380 569, 368 590, 356 611, 345 632, 333 653, 322 675, 310 696, 299 717, 289 739, 278 761, 268 782, 257 804, 247 826, 237 848, 228 870, 218 892, 209 914, 200 937, 191 959, 182 982, 174 1004, 165 1027, 157 1049, 149 1072, 142 1095, 134 1118, 127 1141, 120 1164, 113 1187, 106 1210, 100 1233, 93 1256, 87 1280, 81 1303, 76 1326, 70 1350, 65 1373, 60 1397, 55 1420, 50 1444, 46 1467, 41 1491, 37 1515, 33 1538, 30 1562, 26 1586, 23 1610, 20 1634, 17 1658, 15 1681, 12 1705, 10 1729, 8 1753, 6 1777, 5 1801, 3 1825, 2 1849, 1 1873, 0 1897, 0 1921, 0 1945, 0 1945, 917 1945, 917 1929, 917 1913, 917 1897, 917 1881, 918 1865, 918 1849, 919 1833, 920 1817, 921 1801, 922 1785, 924 1769, 925 1753, 927 1738, 929 1722, 930 1706, 932 1690, 935 1674, 937 1658, 939 1642, 942 1627, 945 1611, 947 1595, 950 1579, 954 1564, 957 1548, 960 1533, 964 1517, 967 1501, 971 1486, 975 1470, 979 1455, 983 1440, 988 1424, 992 1409, 997 1394, 1002 1378, 1007 1363, 1012 1348, 1017 1333, 1022 1318, 1027 1303, 1033 1288, 1039 1273, 1044 1258, 1050 1243, 1056 1228, 1063 1214, 1069 1199, 1075 1184, 1082 1170, 1089 1155, 1095 1141, 1102 1127, 1109 1112, 1117 1098, 1124 1084, 1131 1070, 1139 1056, 1147 1042, 1155 1028, 1162 1014, 1171 1000, 1179 987, 1187 973, 1195 960, 1204 946, 1213 933, 1221 919, 1230 906, 1239 893, 1248 880, 1258 867, 1267 854, 1277 841, 1286 828, 1296 816, 1306 803, 1316 791, 1326 778, 1336 766, 1346 754, 1356 742, 1367 730, 1377 718, 1388 706, 1399 694, 1410 682, 1421 671, 1432 659, 1443"/>
<text:alphabetical-index-mark text:string-value="Reed, Frances Lucille (Babe) (1902-07-08 - 1988-08-09)"/><draw:frame text:anchor-type="paragraph" draw:z-index="2" draw:style-name="clear" svg:height="0.53cm" svg:width="1.94cm" draw:transform="rotate (0.39269908) translate (6.383cm 20.867cm)">
<draw:text-box>
<text:p text:style-name="XFC-Text02"><text:span text:style-name="FFC-Text02">Frances Lucille (Babe)<text:line-break/>Reed<text:line-break/>1902 - 1988</text:span></text:p>
</draw:text-box>
</draw:frame>
<draw:polygon draw:style-name="FC-Graphic02" draw:layer="layout" draw:z-index="1" svg:x="8.255000cm" svg:y="20.108333cm" svg:viewBox="0 0 1945 1454" svg:width="1.9457cm" svg:height="1.4545cm" draw:points="0, 917 0, 0 24, 0 48, 0 72, 0 96, 1 120, 2 144, 3 167, 5 191, 6 215, 8 239, 10 263, 12 287, 15 311, 17 335, 20 359, 23 382, 26 406, 30 430, 33 454, 37 477, 41 501, 46 525, 50 548, 55 572, 60 595, 65 618, 70 642, 76 665, 81 688, 87 712, 93 735, 100 758, 106 781, 113 804, 120 827, 127 850, 134 873, 142 895, 149 918, 157 941, 165 963, 174 986, 182 1008, 191 1030, 200 1053, 209 1075, 218 1097, 228 1119, 237 1141, 247 1162, 257 1184, 268 1206, 278 1227, 289 1249, 299 1270, 310 1291, 322 1312, 333 1334, 345 1354, 356 1375, 368 1396, 380 1417, 393 1437, 405 1458, 418 1478, 430 1498, 443 1518, 457 1538, 470 1558, 483 1578, 497 1597, 511 1617, 525 1636, 539 1655, 554 1675, 568 1694, 583 1712, 598 1731, 613 1750, 628 1768, 643 1787, 659 1805, 674 1823, 690 1841, 706 1858, 722 1876, 739 1894, 755 1911, 772 1928, 789 1945, 805 1297, 1454 1297, 1454 1285, 1443 1274, 1432 1262, 1421 1251, 1410 1239, 1399 1227, 1388 1215, 1377 1203, 1367 1191, 1356 1179, 1346 1166, 1336 1154, 1326 1141, 1316 1129, 1306 1116, 1296 1103, 1286 1091, 1277 1078, 1267 1065, 1258 1052, 1248 1039, 1239 1025, 1230 1012, 1221 999, 1213 985, 1204 972, 1195 958, 1187 944, 1179 931, 1171 917, 1162 903, 1155 889, 1147 875, 1139 861, 1131 847, 1124 832, 1117 818, 1109 804, 1102 789, 1095 775, 1089 760, 1082 746, 1075 731, 1069 716, 1063 702, 1056 687, 1050 672, 1044 657, 1039 642, 1033 627, 1027 612, 1022 597, 1017 582, 1012 566, 1007 551, 1002 536, 997 521, 992 505, 988 490, 983 474, 979 459, 975 443, 971 428, 967 412, 964 397, 960 381, 957 365, 954 350, 950 334, 947 318, 945 302, 942 286, 939 271, 937 255, 935 239, 932 223, 930 207, 929 191, 927 175, 925 159, 924 143, 922 127, 921 111, 920 96, 919 80, 918 64, 918 48, 917 32, 917 16, 917"/>
<text:alphabetical-index-mark text:string-value="Marín, Walter Matthew (1893-12-29 - 1969-01-16)"/><draw:frame text:anchor-type="paragraph" draw:z-index="2" draw:style-name="clear" svg:height="0.53cm" svg:width="1.40cm" draw:transform="rotate (-0.39269908) translate (8.590cm 20.230cm)">
<draw:text-box>
<text:p text:style-name="XFC-Text02"><text:span text:style-name="FFC-Text02">Walter Matthew<text:line-break/>Marín<text:line-break/>1893 - 1969</text:span></text:p>
</draw:text-box>
</draw:frame>
<draw:polygon draw:style-name="FC-Graphic02" draw:layer="layout" draw:z-index="1" svg:x="9.552148cm" svg:y="20.914278cm" svg:viewBox="0 0 1454 1945" svg:width="1.4545cm" svg:height="1.9457cm" draw:points="0, 648 648, 0 665, 17 682, 34 698, 51 715, 69 731, 86 747, 104 763, 122 779, 140 795, 158 810, 176 826, 195 841, 214 856, 232 871, 251 885, 270 900, 289 914, 308 928, 328 943, 347 956, 367 970, 387 984, 407 997, 426 1010, 447 1023, 467 1036, 487 1049, 507 1061, 528 1073, 549 1085, 569 1097, 590 1109, 611 1121, 632 1132, 653 1143, 675 1154, 696 1165, 717 1176, 739 1186, 761 1196, 782 1206, 804 1216, 826 1226, 848 1235, 870 1245, 892 1254, 914 1263, 937 1271, 959 1280, 982 1288, 1004 1296, 1027 1304, 1049 1312, 1072 1319, 1095 1327, 1118 1334, 1141 1341, 1164 1347, 1187 1354, 1210 1360, 1233 1366, 1256 1372, 1280 1378, 1303 1383, 1326 1389, 1350 1394, 1373 1399, 1397 1403, 1420 1408, 1444 1412, 1467 1416, 1491 1420, 1515 1424, 1538 1427, 1562 1430, 1586 1434, 1610 1436, 1634 1439, 1658 1441, 1681 1444, 1705 1446, 1729 1447, 1753 1449, 1777 1450, 1801 1451, 1825 1452, 1849 1453, 1873 1454, 1897 1454, 1921 1454, 1945 537, 1945 537, 1945 537, 1929 537, 1913 536, 1897 536, 1881 535, 1865 534, 1849 533, 1833 532, 1817 531, 1801 530, 1785 528, 1769 527, 1753 525, 1738 523, 1722 521, 1706 519, 1690 517, 1674 514, 1658 512, 1642 509, 1627 506, 1611 503, 1595 500, 1579 497, 1564 493, 1548 490, 1533 486, 1517 482, 1501 478, 1486 474, 1470 470, 1455 466, 1440 461, 1424 457, 1409 452, 1394 447, 1378 442, 1363 437, 1348 432, 1333 426, 1318 421, 1303 415, 1288 409, 1273 403, 1258 397, 1243 391, 1228 385, 1214 378, 1199 372, 1184 365, 1170 358, 1155 351, 1141 344, 1127 337, 1112 330, 1098 322, 1084 314, 1070 307, 1056 299, 1042 291, 1028 283, 1014 275, 1000 266, 987 258, 973 250, 960 241, 946 232, 933 223, 919 214, 906 205, 893 196, 880 186, 867 177, 854 167, 841 158, 828 148, 816 138, 803 128, 791 118, 778 108, 766 97, 754 87, 742 76, 730 66, 718 55, 706 44, 694 33, 682 22, 671 11, 659"/>
<text:alphabetical-index-mark text:string-value="Boucher, Mary Cecilia (1890-02-17 - 1945-06-03)"/><draw:frame text:anchor-type="paragraph" draw:z-index="2" draw:style-name="clear" svg:height="0.53cm" svg:width="1.15cm" draw:transform="rotate (-1.17809725) translate (10.400cm 21.355cm)">
<draw:text-box>
<text:p text:style-name="XFC-Text02"><text:span text:style-name="FFC-Text02">Mary Cecilia<text:line-break/>Boucher<text:line-break/>1890 - 1945</text:span></text:p>
</draw:text-box>
</draw:frame>
<draw:polygon draw:style-name="FC-Graphic03" draw:layer="layout" draw:z-index="1" svg:x="3.668889cm" svg:y="21.104971cm" svg:viewBox="0 0 2043 1755" svg:width="2.0439cm" svg:height="1.7550cm" draw:points="1834, 1755 0, 1755 0, 1715 0, 1674 1, 1634 2, 1594 4, 1554 6, 1515 8, 1475 11, 1435 14, 1395 17, 1355 21, 1315 25, 1275 29, 1235 34, 1196 39, 1156 44, 1116 50, 1077 56, 1037 62, 998 69, 958 76, 919 84, 879 92, 840 100, 801 108, 762 117, 723 126, 684 136, 645 146, 606 156, 568 166, 529 177, 490 188, 452 200, 414 212, 375 224, 337 236, 299 249, 261 263, 224 276, 186 290, 148 304, 111 319, 74 333, 37 349, 0 349, 0 2043, 702 2043, 702 2034, 724 2025, 746 2017, 768 2008, 791 2000, 813 1992, 836 1984, 859 1976, 881 1969, 904 1961, 927 1954, 950 1947, 973 1941, 996 1934, 1019 1928, 1042 1922, 1066 1916, 1089 1910, 1112 1904, 1136 1899, 1159 1894, 1182 1889, 1206 1885, 1229 1880, 1253 1876, 1277 1872, 1300 1868, 1324 1864, 1348 1861, 1372 1857, 1395 1854, 1419 1852, 1443 1849, 1467 1847, 1491 1844, 1515 1842, 1539 1841, 1563 1839, 1587 1838, 1611 1837, 1635 1836, 1658 1835, 1682 1834, 1707 1834, 1731 1834, 1755"/>
<text:alphabetical-index-mark text:string-value="Garner von Zieliński, Lewis Anderson Sr (1855-06-21 - 1911-06-28)"/><draw:frame text:anchor-type="paragraph" draw:z-index="2" draw:style-name="clear" svg:height="0.42cm" svg:width="1.40cm" draw:transform="rotate (-6.47953485) translate (4.015cm 21.795cm)">
<draw:text-box>
<text:p text:style-name="XFC-Text03"><text:span text:style-name="FFC-Text03">Lewis Anderson<text:line-break/>Garner von Zieliński<text:line-break/>1855 - 1911</text:span></text:p>
</draw:text-box>
</draw:frame>
<draw:polygon draw:style-name="FC-Graphic03" draw:layer="layout" draw:z-index="1" svg:x="4.017986cm" svg:y="19.617130cm" svg:viewBox="0 0 2291 2189" svg:width="2.2913cm" svg:height="2.1899cm" draw:points="1694, 2189 0, 1487 15, 1450 31, 1414 47, 1377 63, 1341 80, 1304 97, 1268 115, 1232 132, 1196 150, 1160 169, 1125 187, 1089 206, 1054 225, 1019 245, 984 265, 949 285, 915 305, 880 326, 846 347, 812 369, 778 390, 745 412, 711 434, 678 457, 645 480, 612 503, 579 526, 547 550, 514 574, 482 598, 451 623, 419 647, 387 672, 356 698, 325 723, 294 749, 264 775, 234 802, 204 828, 174 855, 144 882, 115 910, 85 938, 57 965, 28 994, 0 994, 0 2291, 1297 2291, 1297 2274, 1314 2257, 1331 2241, 1348 2224, 1366 2208, 1383 2192, 1401 2176, 1419 2160, 1437 2144, 1455 2129, 1474 2113, 1492 2098, 1511 2083, 1529 2068, 1548 2053, 1567 2039, 1586 2025, 1606 2010, 1625 1996, 1644 1982, 1664 1969, 1684 1955, 1704 1942, 1724 1929, 1744 1916, 1764 1903, 1784 1890, 1805 1878, 1825 1866, 1846 1854, 1867 1842, 1887 1830, 1908 1818, 1929 1807, 1951 1796, 1972 1785, 1993 1774, 2015 1763, 2036 1753, 2058 1743, 2079 1733, 2101 1723, 2123 1713, 2145 1704, 2167 1694, 2189"/>
<text:alphabetical-index-mark text:string-value="Martel, Luella Jacques (1852-01-23 - 1921-04-28)"/><draw:frame text:anchor-type="paragraph" draw:z-index="2" draw:style-name="clear" svg:height="0.42cm" svg:width="1.08cm" draw:transform="rotate (-6.87223393) translate (4.875cm 20.340cm)">
<draw:text-box>
<text:p text:style-name="XFC-Text03"><text:span text:style-name="FFC-Text03">Luella Jacques<text:line-break/>Martel<text:line-break/>1852 - 1921</text:span></text:p>
</draw:text-box>
</draw:frame>
<draw:polygon draw:style-name="FC-Graphic03" draw:layer="layout" draw:z-index="1" svg:x="5.012130cm" svg:y="18.622986cm" svg:viewBox="0 0 2189 2291" svg:width="2.1899cm" svg:height="2.2913cm" draw:points="1297, 2291 0, 994 28, 965 57, 938 85, 910 115, 882 144, 855 174, 828 204, 802 234, 775 264, 749 294, 723 325, 698 356, 672 387, 647 419, 623 451, 598 482, 574 514, 550 547, 526 579, 503 612, 480 645, 457 678, 434 711, 412 745, 390 778, 369 812, 347 846, 326 880, 305 915, 285 949, 265 984, 245 1019, 225 1054, 206 1089, 187 1125, 169 1160, 150 1196, 132 1232, 115 1268, 97 1304, 80 1341, 63 1377, 47 1414, 31 1450, 15 1487, 0 2189, 1694 2189, 1694 2167, 1704 2145, 1713 2123, 1723 2101, 1733 2079, 1743 2058, 1753 2036, 1763 2015, 1774 1993, 1785 1972, 1796 1951, 1807 1929, 1818 1908, 1830 1887, 1842 1867, 1854 1846, 1866 1825, 1878 1805, 1890 1784, 1903 1764, 1916 1744, 1929 1724, 1942 1704, 1955 1684, 1969 1664, 1982 1644, 1996 1625, 2010 1606, 2025 1586, 2039 1567, 2053 1548, 2068 1529, 2083 1511, 2098 1492, 2113 1474, 2129 1455, 2144 1437, 2160 1419, 2176 1401, 2192 1383, 2208 1366, 2224 1348, 2241 1331, 2257 1314, 2274"/>
<text:alphabetical-index-mark text:string-value="Reed, Francis Vincent (1857-05-02 - 1945-03-02)"/><draw:frame text:anchor-type="paragraph" draw:z-index="2" draw:style-name="clear" svg:height="0.42cm" svg:width="1.11cm" draw:transform="rotate (-7.26493301) translate (6.088cm 19.226cm)">
<draw:text-box>
<text:p text:style-name="XFC-Text03"><text:span text:style-name="FFC-Text03">Francis Vincent<text:line-break/>Reed<text:line-break/>1857 - 1945</text:span></text:p>
</draw:text-box>
</draw:frame>
<draw:polygon draw:style-name="FC-Graphic03" draw:layer="layout" draw:z-index="1" svg:x="6.499971cm" svg:y="18.273889cm" svg:viewBox="0 0 1755 2043" svg:width="1.7550cm" svg:height="2.0439cm" draw:points="702, 2043 0, 349 37, 333 74, 319 111, 304 148, 290 186, 276 224, 263 261, 249 299, 236 337, 224 375, 212 414, 200 452, 188 490, 177 529, 166 568, 156 606, 146 645, 136 684, 126 723, 117 762, 108 801, 100 840, 92 879, 84 919, 76 958, 69 998, 62 1037, 56 1077, 50 1116, 44 1156, 39 1196, 34 1235, 29 1275, 25 1315, 21 1355, 17 1395, 14 1435, 11 1475, 8 1515, 6 1554, 4 1594, 2 1634, 1 1674, 0 1715, 0 1755, 0 1755, 1834 1755, 1834 1731, 1834 1707, 1834 1682, 1835 1658, 1836 1635, 1837 1611, 1838 1587, 1839 1563, 1841 1539, 1842 1515, 1844 1491, 1847 1467, 1849 1443, 1852 1419, 1854 1395, 1857 1372, 1861 1348, 1864 1324, 1868 1300, 1872 1277, 1876 1253, 1880 1229, 1885 1206, 1889 1182, 1894 1159, 1899 1136, 1904 1112, 1910 1089, 1916 1066, 1922 1042, 1928 1019, 1934 996, 1941 973, 1947 950, 1954 927, 1961 904, 1969 881, 1976 859, 1984 836, 1992 813, 2000 791, 2008 768, 2017 746, 2025 724, 2034"/>
<text:alphabetical-index-mark text:string-value="Тихонов, Catherine Virginia (1864-01-27 - 1903-11-27)"/><draw:frame text:anchor-type="paragraph" draw:z-index="2" draw:style-name="clear" svg:height="0.42cm" svg:width="1.26cm" draw:transform="rotate (-7.65763209) translate (7.629cm 18.600cm)">
<draw:text-box>
<text:p text:style-name="XFC-Text03"><text:span text:style-name="FFC-Text03">Catherine Virginia<text:line-break/>Тихонов<text:line-break/>1864 - 1903</text:span></text:p>
</draw:text-box>
</draw:frame>
<draw:polygon draw:style-name="FC-Graphic03" draw:layer="layout" draw:z-index="1" svg:x="8.255000cm" svg:y="18.273889cm" svg:viewBox="0 0 1755 2043" svg:width="1.7550cm" svg:height="2.0439cm" draw:points="0, 1834 0, 0 40, 0 80, 0 120, 1 160, 2 200, 4 240, 6 279, 8 319, 11 359, 14 399, 17 439, 21 479, 25 519, 29 558, 34 598, 39 638, 44 677, 50 717, 56 756, 62 796, 69 835, 76 875, 84 914, 92 953, 100 992, 108 1031, 117 1070, 126 1109, 136 1148, 146 1186, 156 1225, 166 1264, 177 1302, 188 1340, 200 1379, 212 1417, 224 1455, 236 1493, 249 1530, 263 1568, 276 1606, 290 1643, 304 1680, 319 1717, 333 1755, 349 1053, 2043 1053, 2043 1030, 2034 1008, 2025 986, 2017 963, 2008 941, 2000 918, 1992 895, 1984 873, 1976 850, 1969 827, 1961 804, 1954 781, 1947 758, 1941 735, 1934 712, 1928 688, 1922 665, 1916 642, 1910 618, 1904 595, 1899 572, 1894 548, 1889 525, 1885 501, 1880 477, 1876 454, 1872 430, 1868 406, 1864 382, 1861 359, 1857 335, 1854 311, 1852 287, 1849 263, 1847 239, 1844 215, 1842 191, 1841 167, 1839 144, 1838 120, 1837 96, 1836 72, 1835 48, 1834 24, 1834"/>
<text:alphabetical-index-mark text:string-value="Marín, Moses Wallace (1862-04-08 - 1909-08-08)"/><draw:frame text:anchor-type="paragraph" draw:z-index="2" draw:style-name="clear" svg:height="0.42cm" svg:width="1.10cm" draw:transform="rotate (-4.90873852) translate (8.662cm 19.760cm)">
<draw:text-box>
<text:p text:style-name="XFC-Text03"><text:span text:style-name="FFC-Text03">Moses Wallace<text:line-break/>Marín<text:line-break/>1862 - 1909</text:span></text:p>
</draw:text-box>
</draw:frame>
<draw:polygon draw:style-name="FC-Graphic03" draw:layer="layout" draw:z-index="1" svg:x="9.308017cm" svg:y="18.622986cm" svg:viewBox="0 0 2189 2291" svg:width="2.1899cm" svg:height="2.2913cm" draw:points="0, 1694 702, 0 738, 15 775, 31 812, 47 848, 63 885, 80 921, 97 957, 115 993, 132 1029, 150 1064, 169 1100, 187 1135, 206 1170, 225 1205, 245 1240, 265 1274, 285 1309, 305 1343, 326 1377, 347 1411, 369 1444, 390 1478, 412 1511, 434 1544, 457 1577, 480 1610, 503 1642, 526 1674, 550 1706, 574 1738, 598 1770, 623 1801, 647 1833, 672 1864, 698 1894, 723 1925, 749 1955, 775 1985, 802 2015, 828 2045, 855 2074, 882 2103, 910 2132, 938 2161, 965 2189, 994 892, 2291 892, 2291 875, 2274 858, 2257 841, 2241 823, 2224 805, 2208 788, 2192 770, 2176 752, 2160 734, 2144 715, 2129 697, 2113 678, 2098 659, 2083 641, 2068 622, 2053 602, 2039 583, 2025 564, 2010 544, 1996 525, 1982 505, 1969 485, 1955 465, 1942 445, 1929 425, 1916 405, 1903 384, 1890 364, 1878 343, 1866 322, 1854 301, 1842 281, 1830 259, 1818 238, 1807 217, 1796 196, 1785 174, 1774 153, 1763 131, 1753 109, 1743 88, 1733 66, 1723 44, 1713 22, 1704"/>
<text:alphabetical-index-mark text:string-value="Landry, Eleanor (Nellie) Therese (1864-12-00 - 1935-12-12)"/><draw:frame text:anchor-type="paragraph" draw:z-index="2" draw:style-name="clear" svg:height="0.42cm" svg:width="1.67cm" draw:transform="rotate (-5.30143760) translate (9.658cm 20.389cm)">
<draw:text-box>
<text:p text:style-name="XFC-Text03"><text:span text:style-name="FFC-Text03">Eleanor (Nellie) Therese<text:line-break/>Landry<text:line-break/>1864 - 1935</text:span></text:p>
</draw:text-box>
</draw:frame>
<draw:polygon draw:style-name="FC-Graphic03" draw:layer="layout" draw:z-index="1" svg:x="10.200722cm" svg:y="19.617130cm" svg:viewBox="0 0 2291 2189" svg:width="2.2913cm" svg:height="2.1899cm" draw:points="0, 1297 1297, 0 1325, 28 1353, 57 1380, 85 1408, 115 1435, 144 1462, 174 1489, 204 1515, 234 1541, 264 1567, 294 1593, 325 1618, 356 1643, 387 1668, 419 1692, 451 1716, 482 1740, 514 1764, 547 1787, 579 1811, 612 1833, 645 1856, 678 1878, 711 1900, 745 1922, 778 1943, 812 1964, 846 1985, 880 2005, 915 2025, 949 2045, 984 2065, 1019 2084, 1054 2103, 1089 2122, 1125 2140, 1160 2158, 1196 2176, 1232 2193, 1268 2210, 1304 2227, 1341 2243, 1377 2260, 1414 2275, 1450 2291, 1487 596, 2189 596, 2189 587, 2167 577, 2145 568, 2123 558, 2101 548, 2079 537, 2058 527, 2036 516, 2015 506, 1993 495, 1972 483, 1951 472, 1929 460, 1908 449, 1887 437, 1867 425, 1846 412, 1825 400, 1805 387, 1784 375, 1764 362, 1744 348, 1724 335, 1704 321, 1684 308, 1664 294, 1644 280, 1625 266, 1606 251, 1586 237, 1567 222, 1548 207, 1529 192, 1511 177, 1492 162, 1474 146, 1455 130, 1437 115, 1419 99, 1401 83, 1383 66, 1366 50, 1348 33, 1331 16, 1314"/>
<text:alphabetical-index-mark text:string-value="Boucher, William Bernard (1854-01-25 - 1928-12-27)"/><draw:frame text:anchor-type="paragraph" draw:z-index="2" draw:style-name="clear" svg:height="0.42cm" svg:width="1.14cm" draw:transform="rotate (-5.69413668) translate (10.719cm 20.966cm)">
<draw:text-box>
<text:p text:style-name="XFC-Text03"><text:span text:style-name="FFC-Text03">William Bernard<text:line-break/>Boucher<text:line-break/>1854 - 1928</text:span></text:p>
</draw:text-box>
</draw:frame>
<draw:polygon draw:style-name="FC-Graphic03" draw:layer="layout" draw:z-index="1" svg:x="10.797209cm" svg:y="21.104971cm" svg:viewBox="0 0 2043 1755" svg:width="2.0439cm" svg:height="1.7550cm" draw:points="0, 702 1694, 0 1709, 37 1724, 74 1739, 111 1753, 148 1767, 186 1780, 224 1794, 261 1806, 299 1819, 337 1831, 375 1843, 414 1855, 452 1866, 490 1877, 529 1887, 568 1897, 606 1907, 645 1917, 684 1926, 723 1935, 762 1943, 801 1951, 840 1959, 879 1967, 919 1974, 958 1981, 998 1987, 1037 1993, 1077 1999, 1116 2004, 1156 2009, 1196 2014, 1235 2018, 1275 2022, 1315 2026, 1355 2029, 1395 2032, 1435 2035, 1475 2037, 1515 2039, 1554 2041, 1594 2042, 1634 2043, 1674 2043, 1715 2043, 1755 209, 1755 209, 1755 209, 1731 209, 1707 208, 1682 207, 1658 206, 1635 205, 1611 204, 1587 202, 1563 200, 1539 198, 1515 196, 1491 194, 1467 191, 1443 188, 1419 185, 1395 182, 1372 179, 1348 175, 1324 171, 1300 167, 1277 163, 1253 158, 1229 154, 1206 149, 1182 144, 1159 138, 1136 133, 1112 127, 1089 121, 1066 115, 1042 109, 1019 102, 996 96, 973 89, 950 82, 927 74, 904 67, 881 59, 859 51, 836 43, 813 35, 791 26, 768 17, 746 9, 724"/>
<text:alphabetical-index-mark text:string-value="Reeves, Maria (1856-11-26 - 1929-01-29)"/><draw:frame text:anchor-type="paragraph" draw:z-index="2" draw:style-name="clear" svg:height="0.42cm" svg:width="0.89cm" draw:transform="rotate (-6.08683577) translate (11.375cm 22.030cm)">
<draw:text-box>
<text:p text:style-name="XFC-Text03"><text:span text:style-name="FFC-Text03">Maria<text:line-break/>Reeves<text:line-break/>1856 - 1929</text:span></text:p>
</draw:text-box>
</draw:frame>
<draw:polygon draw:style-name="FC-Graphic04" draw:layer="layout" draw:z-index="1" svg:x="1.834444cm" svg:y="21.607412cm" svg:viewBox="0 0 1922 1252" svg:width="1.9226cm" svg:height="1.2526cm" draw:points="1834, 1252 0, 1252 0, 1196 0, 1140 2, 1084 3, 1028 6, 972 8, 916 11, 860 15, 804 19, 748 24, 692 29, 637 35, 581 41, 525 47, 470 54, 414 62, 359 70, 303 79, 248 88, 192 97, 137 107, 82 117, 27 123, 0 1922, 357 1922, 357 1914, 397 1907, 436 1900, 475 1894, 515 1887, 554 1881, 594 1876, 634 1871, 673 1866, 713 1861, 753 1857, 793 1853, 832 1850, 872 1847, 912 1844, 952 1841, 992 1839, 1032 1837, 1072 1836, 1112 1835, 1152 1834, 1192 1834, 1232"/>
<text:alphabetical-index-mark text:string-value="Garner, Robert W. (1826/7-04-24 (Julien) - 1916-02-03)"/><draw:frame text:anchor-type="paragraph" draw:z-index="2" draw:style-name="clear" svg:height="0.42cm" svg:width="0.89cm" draw:transform="rotate (-6.38136008) translate (2.355cm 22.057cm)">
<draw:text-box>
<text:p text:style-name="XFC-Text04"><text:span text:style-name="FFC-Text04">Robert W.<text:line-break/>Garner<text:line-break/>1827 - 1916</text:span></text:p>
</draw:text-box>
</draw:frame>
<draw:polygon draw:style-name="FC-Graphic04" draw:layer="layout" draw:z-index="1" svg:x="1.957814cm" svg:y="20.402960cm" svg:viewBox="0 0 2060 1562" svg:width="2.0602cm" svg:height="1.5623cm" draw:points="1799, 1562 0, 1204 11, 1149 22, 1094 34, 1040 47, 985 60, 930 74, 876 88, 822 102, 768 117, 714 133, 660 149, 606 165, 553 182, 499 199, 446 217, 393 235, 340 254, 287 273, 234 293, 182 313, 129 333, 77 354, 25 365, 0 2060, 702 2060, 702 2045, 739 2030, 776 2015, 813 2001, 850 1987, 888 1974, 926 1960, 963 1948, 1001 1935, 1039 1923, 1077 1911, 1116 1899, 1154 1888, 1192 1877, 1231 1867, 1270 1857, 1308 1847, 1347 1837, 1386 1828, 1425 1819, 1464 1811, 1503 1803, 1542"/>
<text:alphabetical-index-mark text:string-value="Zieliński, Phoebe Emily (1827-04-12 - 1882-03-07)"/><draw:frame text:anchor-type="paragraph" draw:z-index="2" draw:style-name="clear" svg:height="0.42cm" svg:width="1.01cm" draw:transform="rotate (-6.57770962) translate (2.569cm 20.905cm)">
<draw:text-box>
<text:p text:style-name="XFC-Text04"><text:span text:style-name="FFC-Text04">Phoebe Emily<text:line-break/>Zieliński<text:line-break/>1827 - 1882</text:span></text:p>
</draw:text-box>
</draw:frame>
<draw:polygon draw:style-name="FC-Graphic04" draw:layer="layout" draw:z-index="1" svg:x="2.323180cm" svg:y="19.292930cm" svg:viewBox="0 0 2118 1812" svg:width="2.1186cm" svg:height="1.8120cm" draw:points="1694, 1812 0, 1110 21, 1058 43, 1006 66, 955 89, 904 112, 853 136, 802 161, 752 185, 702 211, 652 236, 602 262, 552 289, 503 316, 454 343, 405 371, 356 399, 308 428, 260 457, 212 486, 164 516, 117 547, 70 577, 23 593, 0 2118, 1019 2118, 1019 2096, 1052 2074, 1086 2053, 1119 2032, 1153 2011, 1187 1990, 1222 1970, 1256 1950, 1291 1930, 1326 1911, 1361 1891, 1396 1873, 1431 1854, 1467 1836, 1502 1818, 1538 1801, 1574 1783, 1610 1766, 1647 1750, 1683 1734, 1720 1718, 1756 1702, 1793"/>
<text:alphabetical-index-mark text:string-value="Martel, Henry (1805-10-27 - 1902-01-18)"/><draw:frame text:anchor-type="paragraph" draw:z-index="2" draw:style-name="clear" svg:height="0.42cm" svg:width="0.89cm" draw:transform="rotate (-6.77405916) translate (3.111cm 19.861cm)">
<draw:text-box>
<text:p text:style-name="XFC-Text04"><text:span text:style-name="FFC-Text04">Henry<text:line-break/>Martel<text:line-break/>1805 - 1902</text:span></text:p>
</draw:text-box>
</draw:frame>
<draw:polygon draw:style-name="FC-Graphic04" draw:layer="layout" draw:z-index="1" svg:x="2.916503cm" svg:y="18.319982cm" svg:viewBox="0 0 2095 1992" svg:width="2.0956cm" svg:height="1.9921cm" draw:points="1525, 1992 0, 972 31, 926 63, 880 95, 834 127, 788 160, 743 194, 698 227, 653 261, 609 296, 565 331, 521 366, 477 402, 434 438, 391 474, 348 511, 306 548, 264 585, 223 623, 181 661, 140 700, 100 739, 59 778, 19 798, 0 2095, 1297 2095, 1297 2067, 1325 2039, 1354 2011, 1383 1984, 1412 1957, 1441 1930, 1471 1903, 1501 1877, 1531 1851, 1561 1825, 1592 1799, 1622 1774, 1653 1749, 1685 1724, 1716 1700, 1748 1675, 1780 1651, 1812 1628, 1844 1604, 1876 1581, 1909 1558, 1942 1536, 1975"/>
<text:alphabetical-index-mark text:string-value="Hébert, Ruth Ann ( - 1843)"/><draw:frame text:anchor-type="paragraph" draw:z-index="2" draw:style-name="clear" svg:height="0.42cm" svg:width="0.73cm" draw:transform="rotate (-6.97040870) translate (3.859cm 18.967cm)">
<draw:text-box>
<text:p text:style-name="XFC-Text04"><text:span text:style-name="FFC-Text04">Ruth Ann<text:line-break/>Hébert<text:line-break/>0 - 1843</text:span></text:p>
</draw:text-box>
</draw:frame>
<draw:polygon draw:style-name="FC-Graphic04" draw:layer="layout" draw:z-index="1" svg:x="3.714982cm" svg:y="17.521503cm" svg:viewBox="0 0 1992 2095" svg:width="1.9921cm" svg:height="2.0956cm" draw:points="1297, 2095 0, 798 39, 759 79, 719 120, 681 161, 642 202, 604 243, 567 285, 529 327, 492 370, 456 412, 420 456, 384 499, 348 543, 313 587, 279 631, 244 676, 210 720, 177 766, 144 811, 111 857, 79 903, 47 949, 15 972, 0 1992, 1525 1992, 1525 1958, 1547 1925, 1570 1893, 1593 1860, 1616 1828, 1640 1796, 1663 1764, 1687 1732, 1712 1700, 1736 1669, 1761 1638, 1787 1607, 1812 1576, 1838 1546, 1864 1516, 1890 1486, 1916 1456, 1943 1426, 1970 1397, 1998 1368, 2025 1339, 2053 1311, 2081"/>
<text:alphabetical-index-mark text:string-value="Reed, John ( - 1886-08-11)"/><draw:frame text:anchor-type="paragraph" draw:z-index="2" draw:style-name="clear" svg:height="0.42cm" svg:width="0.66cm" draw:transform="rotate (-7.16675824) translate (4.725cm 18.211cm)">
<draw:text-box>
<text:p text:style-name="XFC-Text04"><text:span text:style-name="FFC-Text04">John<text:line-break/>Reed<text:line-break/>0 - 1886</text:span></text:p>
</draw:text-box>
</draw:frame>
<draw:polygon draw:style-name="FC-Graphic04" draw:layer="layout" draw:z-index="1" svg:x="4.687930cm" svg:y="16.928180cm" svg:viewBox="0 0 1812 2118" svg:width="1.8120cm" svg:height="2.1186cm" draw:points="1019, 2118 0, 593 46, 562 93, 531 140, 501 188, 472 236, 442 284, 413 332, 385 381, 357 429, 329 478, 302 528, 276 577, 249 627, 223 677, 198 727, 173 777, 148 828, 124 879, 101 930, 77 981, 55 1032, 32 1084, 10 1110, 0 1812, 1694 1812, 1694 1775, 1710 1738, 1726 1701, 1742 1665, 1758 1628, 1775 1592, 1792 1556, 1809 1520, 1827 1485, 1845 1449, 1863 1414, 1882 1378, 1901 1343, 1920 1308, 1940 1274, 1960 1239, 1980 1205, 2000 1170, 2021 1136, 2042 1102, 2063 1069, 2085 1035, 2107"/>
<text:alphabetical-index-mark text:string-value="Goodwin, Sarah ( - )"/><draw:frame text:anchor-type="paragraph" draw:z-index="2" draw:style-name="clear" svg:height="0.42cm" svg:width="0.70cm" draw:transform="rotate (-7.36310778) translate (5.691cm 17.595cm)">
<draw:text-box>
<text:p text:style-name="XFC-Text04"><text:span text:style-name="FFC-Text04">Sarah<text:line-break/>Goodwin<text:line-break/>0 - 0</text:span></text:p>
</draw:text-box>
</draw:frame>
<draw:polygon draw:style-name="FC-Graphic04" draw:layer="layout" draw:z-index="1" svg:x="5.797960cm" svg:y="16.562814cm" svg:viewBox="0 0 1562 2060" svg:width="1.5623cm" svg:height="2.0602cm" draw:points="702, 2060 0, 365 51, 344 103, 323 156, 303 208, 283 261, 263 313, 244 366, 226 419, 208 472, 190 526, 173 579, 157 633, 141 687, 125 741, 110 795, 95 849, 81 903, 67 958, 54 1012, 41 1067, 28 1122, 16 1176, 5 1204, 0 1562, 1799 1562, 1799 1523, 1807 1483, 1815 1444, 1824 1405, 1833 1366, 1842 1328, 1852 1289, 1862 1250, 1872 1212, 1883 1173, 1894 1135, 1905 1097, 1917 1058, 1929 1020, 1941 982, 1954 945, 1967 907, 1980 869, 1994 832, 2008 794, 2022 757, 2037 720, 2052"/>
<text:alphabetical-index-mark text:string-value="Тихонов, Moses (1827 - 1872)"/><draw:frame text:anchor-type="paragraph" draw:z-index="2" draw:style-name="clear" svg:height="0.42cm" svg:width="0.89cm" draw:transform="rotate (-7.55945732) translate (6.739cm 17.102cm)">
<draw:text-box>
<text:p text:style-name="XFC-Text04"><text:span text:style-name="FFC-Text04">Moses<text:line-break/>Тихонов<text:line-break/>1827 - 1872</text:span></text:p>
</draw:text-box>
</draw:frame>
<draw:polygon draw:style-name="FC-Graphic04" draw:layer="layout" draw:z-index="1" svg:x="7.002412cm" svg:y="16.439444cm" svg:viewBox="0 0 1252 1922" svg:width="1.2526cm" svg:height="1.9226cm" draw:points="357, 1922 0, 123 55, 112 110, 102 165, 92 220, 83 275, 74 331, 66 386, 58 442, 51 497, 44 553, 38 609, 32 665, 26 720, 22 776, 17 832, 13 888, 10 944, 7 1000, 4 1056, 2 1112, 1 1168, 0 1224, 0 1252, 0 1252, 1834 1252, 1834 1212, 1834 1172, 1835 1132, 1836 1092, 1837 1052, 1838 1012, 1840 972, 1842 932, 1845 892, 1848 852, 1851 813, 1855 773, 1859 733, 1863 693, 1868 653, 1873 614, 1879 574, 1884 535, 1890 495, 1897 456, 1904 416, 1911 377, 1918"/>
<text:alphabetical-index-mark text:string-value="Holt, Bridget (1829-12-00 - 1904-02-14)"/><draw:frame text:anchor-type="paragraph" draw:z-index="2" draw:style-name="clear" svg:height="0.42cm" svg:width="0.89cm" draw:transform="rotate (-7.75580686) translate (7.891cm 16.917cm)">
<draw:text-box>
<text:p text:style-name="XFC-Text04"><text:span text:style-name="FFC-Text04">Bridget<text:line-break/>Holt<text:line-break/>1829 - 1904</text:span></text:p>
</draw:text-box>
</draw:frame>
<draw:polygon draw:style-name="FC-Graphic04" draw:layer="layout" draw:z-index="1" svg:x="8.255000cm" svg:y="16.439444cm" svg:viewBox="0 0 1252 1922" svg:width="1.2526cm" svg:height="1.9226cm" draw:points="0, 1834 0, 0 56, 0 112, 0 168, 2 224, 3 280, 6 336, 8 391, 11 447, 15 503, 19 559, 24 615, 29 671, 35 726, 41 782, 47 838, 54 893, 62 949, 70 1004, 79 1059, 88 1114, 97 1170, 107 1225, 117 1252, 123 894, 1922 894, 1922 855, 1914 816, 1907 776, 1900 737, 1894 697, 1887 658, 1881 618, 1876 578, 1871 539, 1866 499, 1861 459, 1857 419, 1853 379, 1850 339, 1847 299, 1844 259, 1841 220, 1839 180, 1837 140, 1836 100, 1835 60, 1834 20, 1834"/>
<text:alphabetical-index-mark text:string-value="Marín, Alfred Franklin(Frank) ( - 1864-12-25)"/><draw:frame text:anchor-type="paragraph" draw:z-index="2" draw:style-name="clear" svg:height="0.42cm" svg:width="1.51cm" draw:transform="rotate (-4.81056375) translate (8.519cm 18.112cm)">
<draw:text-box>
<text:p text:style-name="XFC-Text04"><text:span text:style-name="FFC-Text04">Alfred Franklin(Frank)<text:line-break/>Marín<text:line-break/>0 - 1864</text:span></text:p>
</draw:text-box>
</draw:frame>
<draw:polygon draw:style-name="FC-Graphic04" draw:layer="layout" draw:z-index="1" svg:x="9.149706cm" svg:y="16.562814cm" svg:viewBox="0 0 1562 2060" svg:width="1.5623cm" svg:height="2.0602cm" draw:points="0, 1799 357, 0 412, 11 467, 22 522, 34 576, 47 631, 60 685, 74 739, 88 794, 102 848, 117 901, 133 955, 149 1009, 165 1062, 182 1115, 199 1169, 217 1222, 235 1274, 254 1327, 273 1380, 293 1432, 313 1484, 333 1536, 354 1562, 365 860, 2060 860, 2060 823, 2045 786, 2030 748, 2015 711, 2001 673, 1987 636, 1974 598, 1960 560, 1948 522, 1935 484, 1923 446, 1911 407, 1899 369, 1888 330, 1877 292, 1867 253, 1857 214, 1847 175, 1837 136, 1828 97, 1819 58, 1811 19, 1803"/>
<text:alphabetical-index-mark text:string-value="Floyd, Martha Frances &quot;Fannie&quot; (1843-05-13 - 1913-04-17)"/><draw:frame text:anchor-type="paragraph" draw:z-index="2" draw:style-name="clear" svg:height="0.42cm" svg:width="1.70cm" draw:transform="rotate (-5.00691329) translate (9.412cm 18.348cm)">
<draw:text-box>
<text:p text:style-name="XFC-Text04"><text:span text:style-name="FFC-Text04">Martha Frances "Fannie"<text:line-break/>Floyd<text:line-break/>1843 - 1913</text:span></text:p>
</draw:text-box>
</draw:frame>
<draw:polygon draw:style-name="FC-Graphic04" draw:layer="layout" draw:z-index="1" svg:x="10.010029cm" svg:y="16.928180cm" svg:viewBox="0 0 1812 2118" svg:width="1.8120cm" svg:height="2.1186cm" draw:points="0, 1694 702, 0 753, 21 805, 43 856, 66 907, 89 958, 112 1009, 136 1059, 161 1109, 185 1159, 211 1209, 236 1259, 262 1308, 289 1357, 316 1406, 343 1455, 371 1503, 399 1551, 428 1599, 457 1647, 486 1694, 516 1741, 547 1788, 577 1812, 593 792, 2118 792, 2118 759, 2096 725, 2074 692, 2053 658, 2032 624, 2011 589, 1990 555, 1970 520, 1950 485, 1930 450, 1911 415, 1891 380, 1873 344, 1854 309, 1836 273, 1818 237, 1801 201, 1783 164, 1766 128, 1750 92, 1734 55, 1718 18, 1702"/>
<text:alphabetical-index-mark text:string-value="Fernandez, Thomas (1825-11-27 - 1902-11-26)"/><draw:frame text:anchor-type="paragraph" draw:z-index="2" draw:style-name="clear" svg:height="0.42cm" svg:width="0.89cm" draw:transform="rotate (-5.20326283) translate (10.460cm 18.305cm)">
<draw:text-box>
<text:p text:style-name="XFC-Text04"><text:span text:style-name="FFC-Text04">Thomas<text:line-break/>Fernandez<text:line-break/>1825 - 1902</text:span></text:p>
</draw:text-box>
</draw:frame>
<draw:polygon draw:style-name="FC-Graphic04" draw:layer="layout" draw:z-index="1" svg:x="10.802907cm" svg:y="17.521503cm" svg:viewBox="0 0 1992 2095" svg:width="1.9921cm" svg:height="2.0956cm" draw:points="0, 1525 1019, 0 1065, 31 1111, 63 1157, 95 1203, 127 1248, 160 1293, 194 1338, 227 1382, 261 1427, 296 1470, 331 1514, 366 1557, 402 1600, 438 1643, 474 1685, 511 1727, 548 1769, 585 1810, 623 1851, 661 1891, 700 1932, 739 1972, 778 1992, 798 694, 2095 694, 2095 666, 2067 637, 2039 608, 2011 579, 1984 550, 1957 520, 1930 490, 1903 460, 1877 430, 1851 399, 1825 369, 1799 338, 1774 307, 1749 275, 1724 243, 1700 212, 1675 180, 1651 147, 1628 115, 1604 82, 1581 49, 1558 16, 1536"/>
<text:alphabetical-index-mark text:string-value="Ortega, Catherine (1843 - 1876)"/><draw:frame text:anchor-type="paragraph" draw:z-index="2" draw:style-name="clear" svg:height="0.42cm" svg:width="0.89cm" draw:transform="rotate (-5.39961237) translate (11.306cm 18.823cm)">
<draw:text-box>
<text:p text:style-name="XFC-Text04"><text:span text:style-name="FFC-Text04">Catherine<text:line-break/>Ortega<text:line-break/>1843 - 1876</text:span></text:p>
</draw:text-box>
</draw:frame>
<draw:polygon draw:style-name="FC-Graphic04" draw:layer="layout" draw:z-index="1" svg:x="11.497870cm" svg:y="18.319982cm" svg:viewBox="0 0 2095 1992" svg:width="2.0956cm" svg:height="1.9921cm" draw:points="0, 1297 1297, 0 1336, 39 1375, 79 1414, 120 1452, 161 1490, 202 1528, 243 1565, 285 1602, 327 1639, 370 1675, 412 1711, 456 1746, 499 1781, 543 1816, 587 1850, 631 1884, 676 1918, 720 1951, 766 1984, 811 2016, 857 2048, 903 2080, 949 2095, 972 570, 1992 570, 1992 547, 1958 525, 1925 502, 1893 479, 1860 455, 1828 431, 1796 407, 1764 383, 1732 358, 1700 333, 1669 308, 1638 283, 1607 257, 1576 231, 1546 205, 1516 178, 1486 151, 1456 124, 1426 97, 1397 69, 1368 42, 1339 14, 1311"/>
<text:alphabetical-index-mark text:string-value="Boucher, Michael (1820 - 1859-01-09)"/><draw:frame text:anchor-type="paragraph" draw:z-index="2" draw:style-name="clear" svg:height="0.42cm" svg:width="0.89cm" draw:transform="rotate (-5.59596191) translate (12.035cm 19.496cm)">
<draw:text-box>
<text:p text:style-name="XFC-Text04"><text:span text:style-name="FFC-Text04">Michael<text:line-break/>Boucher<text:line-break/>1820 - 1859</text:span></text:p>
</draw:text-box>
</draw:frame>
<draw:polygon draw:style-name="FC-Graphic04" draw:layer="layout" draw:z-index="1" svg:x="12.068212cm" svg:y="19.292930cm" svg:viewBox="0 0 2118 1812" svg:width="2.1186cm" svg:height="1.8120cm" draw:points="0, 1019 1525, 0 1556, 46 1586, 93 1616, 140 1646, 188 1675, 236 1704, 284 1733, 332 1761, 381 1788, 429 1815, 478 1842, 528 1868, 577 1894, 627 1920, 677 1945, 727 1969, 777 1993, 828 2017, 879 2040, 930 2063, 981 2085, 1032 2107, 1084 2118, 1110 423, 1812 423, 1812 408, 1775 392, 1738 376, 1701 359, 1665 343, 1628 326, 1592 308, 1556 291, 1520 273, 1485 254, 1449 236, 1414 217, 1378 197, 1343 178, 1308 158, 1274 138, 1239 117, 1205 97, 1170 76, 1136 54, 1102 33, 1069 11, 1035"/>
<text:alphabetical-index-mark text:string-value="Boucher, Honora (1824 - 1895-02-09)"/><draw:frame text:anchor-type="paragraph" draw:z-index="2" draw:style-name="clear" svg:height="0.42cm" svg:width="0.89cm" draw:transform="rotate (-5.79231146) translate (12.619cm 20.298cm)">
<draw:text-box>
<text:p text:style-name="XFC-Text04"><text:span text:style-name="FFC-Text04">Honora<text:line-break/>Boucher<text:line-break/>1824 - 1895</text:span></text:p>
</draw:text-box>
</draw:frame>
<draw:polygon draw:style-name="FC-Graphic04" draw:layer="layout" draw:z-index="1" svg:x="12.492014cm" svg:y="20.402960cm" svg:viewBox="0 0 2060 1562" svg:width="2.0602cm" svg:height="1.5623cm" draw:points="0, 702 1694, 0 1716, 51 1736, 103 1757, 156 1776, 208 1796, 261 1815, 313 1833, 366 1851, 419 1869, 472 1886, 526 1902, 579 1919, 633 1934, 687 1950, 741 1964, 795 1979, 849 1992, 903 2006, 958 2018, 1012 2031, 1067 2043, 1122 2054, 1176 2060, 1204 260, 1562 260, 1562 252, 1523 244, 1483 236, 1444 227, 1405 217, 1366 207, 1328 197, 1289 187, 1250 176, 1212 165, 1173 154, 1135 142, 1097 130, 1058 118, 1020 105, 982 92, 945 79, 907 65, 869 51, 832 37, 794 22, 757 7, 720"/>
<text:alphabetical-index-mark text:string-value="Reeves, James (1819-03-24 - 1897-07-11)"/><draw:frame text:anchor-type="paragraph" draw:z-index="2" draw:style-name="clear" svg:height="0.42cm" svg:width="0.89cm" draw:transform="rotate (-5.98866100) translate (13.035cm 21.198cm)">
<draw:text-box>
<text:p text:style-name="XFC-Text04"><text:span text:style-name="FFC-Text04">James<text:line-break/>Reeves<text:line-break/>1819 - 1897</text:span></text:p>
</draw:text-box>
</draw:frame>
<draw:polygon draw:style-name="FC-Graphic04" draw:layer="layout" draw:z-index="1" svg:x="12.752990cm" svg:y="21.607412cm" svg:viewBox="0 0 1922 1252" svg:width="1.9226cm" svg:height="1.2526cm" draw:points="0, 357 1799, 0 1809, 55 1820, 110 1829, 165 1839, 220 1847, 275 1856, 331 1863, 386 1871, 442 1878, 497 1884, 553 1890, 609 1895, 665 1900, 720 1904, 776 1908, 832 1912, 888 1915, 944 1917, 1000 1919, 1056 1921, 1112 1922, 1168 1922, 1224 1922, 1252 88, 1252 88, 1252 87, 1212 87, 1172 86, 1132 85, 1092 83, 1052 81, 1012 79, 972 76, 932 73, 892 70, 852 67, 813 62, 773 58, 733 53, 693 48, 653 43, 614 37, 574 31, 535 25, 495 18, 456 11, 416 3, 377"/>
<text:alphabetical-index-mark text:string-value="Meyer, Catherine (1825-06-19 - 1911-01-30)"/><draw:frame text:anchor-type="paragraph" draw:z-index="2" draw:style-name="clear" svg:height="0.42cm" svg:width="0.89cm" draw:transform="rotate (-6.18501054) translate (13.267cm 22.163cm)">
<draw:text-box>
<text:p text:style-name="XFC-Text04"><text:span text:style-name="FFC-Text04">Catherine<text:line-break/>Meyer<text:line-break/>1825 - 1911</text:span></text:p>
</draw:text-box>
</draw:frame>
<draw:polygon draw:style-name="FC-Graphic05" draw:layer="layout" draw:z-index="1" svg:x="0.000000cm" svg:y="22.050869cm" svg:viewBox="0 0 1865 809" svg:width="1.8654cm" svg:height="0.8091cm" draw:points="1834, 809 0, 809 0, 737 1, 665 2, 593 5, 521 7, 449 11, 377 15, 305 20, 233 25, 161 31, 89 38, 17 39, 0 1865, 179 1865, 179 1860, 235 1855, 291 1851, 347 1847, 403 1843, 459 1841, 515 1838, 571 1837, 627 1835, 683 1834, 739 1834, 795"/>
<text:alphabetical-index-mark text:string-value="Garner, Joseph (1792 - )"/><draw:frame text:anchor-type="paragraph" draw:z-index="2" draw:style-name="clear" svg:height="0.63cm" svg:width="0.99cm" draw:transform="rotate (-6.33227269) translate (0.449cm 22.147cm)">
<draw:text-box>
<text:p text:style-name="XFC-Text05"><text:span text:style-name="FFC-Text05">Joseph<text:line-break/>Garner<text:line-break/>1792 - 0</text:span></text:p>
</draw:text-box>
</draw:frame>
<draw:polygon draw:style-name="FC-Graphic05" draw:layer="layout" draw:z-index="1" svg:x="0.039750cm" svg:y="21.249529cm" svg:viewBox="0 0 1918 981" svg:width="1.9181cm" svg:height="0.9811cm" draw:points="1825, 981 0, 801 7, 729 15, 658 23, 586 33, 515 43, 443 53, 372 64, 301 76, 230 88, 159 101, 88 115, 17 118, 0 1918, 357 1918, 357 1907, 412 1897, 467 1887, 523 1878, 578 1869, 633 1861, 689 1853, 744 1846, 800 1839, 855 1832, 911 1826, 967"/>
<text:alphabetical-index-mark text:string-value="Edwards, Lucy (1799-01-17 - 1879-04-02)"/><draw:frame text:anchor-type="paragraph" draw:z-index="2" draw:style-name="clear" svg:height="0.63cm" svg:width="1.34cm" draw:transform="rotate (-6.43044746) translate (0.382cm 21.359cm)">
<draw:text-box>
<text:p text:style-name="XFC-Text05"><text:span text:style-name="FFC-Text05">Lucy<text:line-break/>Edwards<text:line-break/>1799 - 1879</text:span></text:p>
</draw:text-box>
</draw:frame>
<draw:polygon draw:style-name="FC-Graphic05" draw:layer="layout" draw:z-index="1" svg:x="0.158618cm" svg:y="20.463700cm" svg:viewBox="0 0 1952 1143" svg:width="1.9523cm" svg:height="1.1437cm" draw:points="1799, 1143 0, 785 14, 715 29, 644 44, 574 61, 504 77, 434 95, 364 113, 294 132, 224 151, 155 171, 86 191, 17 196, 0 1952, 532 1952, 532 1936, 586 1920, 640 1905, 693 1890, 748 1876, 802 1863, 856 1849, 911 1837, 965 1825, 1020 1813, 1075 1801, 1129"/>
<text:alphabetical-index-mark text:string-value="Шестаков, George (vers 1784-09-00 - 1864-03-09)"/><draw:frame text:anchor-type="paragraph" draw:z-index="2" draw:style-name="clear" svg:height="0.63cm" svg:width="1.34cm" draw:transform="rotate (-6.52862223) translate (0.567cm 20.595cm)">
<draw:text-box>
<text:p text:style-name="XFC-Text05"><text:span text:style-name="FFC-Text05">George<text:line-break/>Шестаков<text:line-break/>1784 - 1864</text:span></text:p>
</draw:text-box>
</draw:frame>
<draw:polygon draw:style-name="FC-Graphic05" draw:layer="layout" draw:z-index="1" svg:x="0.355458cm" svg:y="19.700948cm" svg:viewBox="0 0 1967 1295" svg:width="1.9677cm" svg:height="1.2953cm" draw:points="1755, 1295 0, 762 21, 693 43, 625 65, 556 88, 488 112, 420 136, 352 161, 284 186, 217 212, 150 238, 83 266, 16 272, 0 1967, 702 1967, 702 1946, 753 1925, 805 1905, 858 1885, 910 1866, 963 1847, 1015 1828, 1068 1810, 1121 1793, 1174 1776, 1228 1759, 1281"/>
<text:alphabetical-index-mark text:string-value="Daniels, Phoebe ( -  )"/><draw:frame text:anchor-type="paragraph" draw:z-index="2" draw:style-name="clear" svg:height="0.63cm" svg:width="0.94cm" draw:transform="rotate (-6.62679700) translate (1.014cm 19.919cm)">
<draw:text-box>
<text:p text:style-name="XFC-Text05"><text:span text:style-name="FFC-Text05">Phoebe<text:line-break/>Daniels<text:line-break/>* 0</text:span></text:p>
</draw:text-box>
</draw:frame>
<draw:polygon draw:style-name="FC-Graphic05" draw:layer="layout" draw:z-index="1" svg:x="0.628374cm" svg:y="18.968620cm" svg:viewBox="0 0 1964 1434" svg:width="1.9642cm" svg:height="1.4343cm" draw:points="1694, 1434 0, 732 27, 665 56, 599 85, 533 114, 468 145, 402 175, 337 207, 272 238, 208 271, 143 304, 79 337, 15 346, 0 1964, 864 1964, 864 1938, 914 1912, 964 1886, 1014 1862, 1064 1837, 1114 1813, 1165 1789, 1216 1766, 1267 1744, 1318 1721, 1369 1700, 1421"/>
<draw:polygon draw:style-name="FC-Graphic05" draw:layer="layout" draw:z-index="1" svg:x="0.974740cm" svg:y="18.273768cm" svg:viewBox="0 0 1941 1559" svg:width="1.9418cm" svg:height="1.5596cm" draw:points="1617, 1559 0, 694 34, 631 69, 568 104, 505 140, 443 176, 380 213, 319 251, 257 289, 196 327, 135 366, 75 406, 14 416, 0 1941, 1019 1941, 1019 1910, 1065 1880, 1112 1850, 1160 1820, 1207 1791, 1255 1762, 1303 1733, 1351 1705, 1400 1678, 1449 1651, 1498 1624, 1547"/>
<draw:polygon draw:style-name="FC-Graphic05" draw:layer="layout" draw:z-index="1" svg:x="1.391218cm" svg:y="17.623083cm" svg:viewBox="0 0 1900 1669" svg:width="1.9006cm" svg:height="1.6698cm" draw:points="1525, 1669 0, 650 40, 590 81, 531 122, 472 164, 413 206, 355 249, 297 292, 240 336, 183 380, 126 425, 69 471, 13 482, 0 1900, 1163 1900, 1163 1865, 1207 1830, 1250 1795, 1295 1761, 1339 1727, 1384 1694, 1429 1661, 1474 1628, 1519 1596, 1565 1564, 1611 1533, 1658"/>
<draw:polygon draw:style-name="FC-Graphic05" draw:layer="layout" draw:z-index="1" svg:x="1.873799cm" svg:y="17.022834cm" svg:viewBox="0 0 1841 1764" svg:width="1.8412cm" svg:height="1.7640cm" draw:points="1418, 1764 0, 600 45, 544 92, 489 139, 435 186, 380 234, 326 282, 273 331, 220 380, 167 430, 115 480, 64 531, 12 544, 0 1841, 1297 1841, 1297 1801, 1336 1762, 1377 1723, 1417 1685, 1458 1647, 1499 1609, 1540 1572, 1582 1535, 1624 1498, 1667 1462, 1710 1426, 1753"/>
<draw:polygon draw:style-name="FC-Graphic05" draw:layer="layout" draw:z-index="1" svg:x="2.417834cm" svg:y="16.478799cm" svg:viewBox="0 0 1764 1841" svg:width="1.7640cm" svg:height="1.8412cm" draw:points="1297, 1841 0, 544 51, 493 102, 443 154, 393 207, 343 260, 294 313, 246 367, 198 421, 151 475, 104 530, 57 586, 11 600, 0 1764, 1418 1764, 1418 1720, 1453 1678, 1489 1635, 1526 1593, 1563 1551, 1600 1509, 1638 1468, 1675 1427, 1714 1387, 1752 1346, 1791 1307, 1831"/>
<draw:polygon draw:style-name="FC-Graphic05" draw:layer="layout" draw:z-index="1" svg:x="3.018083cm" svg:y="15.996218cm" svg:viewBox="0 0 1669 1900" svg:width="1.6698cm" svg:height="1.9006cm" draw:points="1163, 1900 0, 482 55, 437 112, 392 168, 347 225, 303 283, 260 341, 217 399, 174 457, 132 516, 91 576, 50 635, 10 650, 0 1669, 1525 1669, 1525 1623, 1556 1577, 1588 1531, 1620 1485, 1653 1440, 1685 1395, 1719 1350, 1753 1306, 1787 1261, 1821 1218, 1856 1174, 1891"/>
<draw:polygon draw:style-name="FC-Graphic05" draw:layer="layout" draw:z-index="1" svg:x="3.668768cm" svg:y="15.579740cm" svg:viewBox="0 0 1559 1941" svg:width="1.5596cm" svg:height="1.9418cm" draw:points="1019, 1941 0, 416 60, 376 120, 337 181, 298 242, 260 303, 222 365, 185 427, 149 489, 113 552, 77 615, 42 678, 8 694, 0 1559, 1617 1559, 1617 1510, 1644 1461, 1671 1412, 1699 1363, 1726 1315, 1755 1267, 1783 1219, 1813 1171, 1842 1124, 1872 1077, 1903 1030, 1933"/>
<draw:polygon draw:style-name="FC-Graphic05" draw:layer="layout" draw:z-index="1" svg:x="4.363620cm" svg:y="15.233374cm" svg:viewBox="0 0 1434 1964" svg:width="1.4343cm" svg:height="1.9642cm" draw:points="864, 1964 0, 346 63, 312 127, 279 191, 246 256, 214 321, 183 386, 152 451, 122 517, 92 583, 63 649, 34 715, 6 732, 0 1434, 1694 1434, 1694 1382, 1716 1331, 1738 1279, 1761 1228, 1784 1177, 1807 1127, 1831 1076, 1855 1026, 1880 976, 1905 926, 1931 877, 1957"/>
<draw:polygon draw:style-name="FC-Graphic05" draw:layer="layout" draw:z-index="1" svg:x="5.095948cm" svg:y="14.960458cm" svg:viewBox="0 0 1295 1967" svg:width="1.2953cm" svg:height="1.9677cm" draw:points="702, 1967 0, 272 66, 245 133, 218 200, 192 268, 167 335, 142 403, 118 471, 94 539, 71 608, 48 676, 26 745, 5 762, 0 1295, 1755 1295, 1755 1241, 1771 1188, 1788 1135, 1806 1081, 1824 1029, 1842 976, 1861 923, 1880 871, 1900 818, 1920 766, 1941 714, 1962"/>
<text:alphabetical-index-mark text:string-value="Тихонов, Miles? ( - )"/><draw:frame text:anchor-type="paragraph" draw:z-index="2" draw:style-name="clear" svg:height="0.63cm" svg:width="1.04cm" draw:transform="rotate (-7.51036994) translate (5.919cm 15.353cm)">
<draw:text-box>
<text:p text:style-name="XFC-Text05"><text:span text:style-name="FFC-Text05">Miles?<text:line-break/>Тихонов<text:line-break/>0 - 0</text:span></text:p>
</draw:text-box>
</draw:frame>
<draw:polygon draw:style-name="FC-Graphic05" draw:layer="layout" draw:z-index="1" svg:x="5.858700cm" svg:y="14.763618cm" svg:viewBox="0 0 1143 1952" svg:width="1.1437cm" svg:height="1.9523cm" draw:points="532, 1952 0, 196 69, 176 138, 156 207, 136 277, 118 346, 99 416, 82 486, 65 556, 48 627, 33 697, 18 768, 3 785, 0 1143, 1799 1143, 1799 1088, 1810 1034, 1822 979, 1834 924, 1846 870, 1859 815, 1873 761, 1887 707, 1901 653, 1916 599, 1932 545, 1948"/>
<text:alphabetical-index-mark text:string-value="Smith, Anastasia? ( - )"/><draw:frame text:anchor-type="paragraph" draw:z-index="2" draw:style-name="clear" svg:height="0.63cm" svg:width="1.26cm" draw:transform="rotate (-7.60854471) translate (6.639cm 15.052cm)">
<draw:text-box>
<text:p text:style-name="XFC-Text05"><text:span text:style-name="FFC-Text05">Anastasia?<text:line-break/>Smith<text:line-break/>0 - 0</text:span></text:p>
</draw:text-box>
</draw:frame>
<draw:polygon draw:style-name="FC-Graphic05" draw:layer="layout" draw:z-index="1" svg:x="6.644529cm" svg:y="14.644750cm" svg:viewBox="0 0 981 1918" svg:width="0.9811cm" svg:height="1.9181cm" draw:points="357, 1918 0, 118 70, 105 141, 91 212, 79 283, 67 354, 56 425, 45 497, 35 568, 26 640, 17 711, 9 783, 1 801, 0 981, 1825 981, 1825 925, 1831 869, 1837 814, 1844 758, 1851 703, 1859 647, 1867 592, 1875 536, 1885 481, 1894 426, 1904 371, 1915"/>
<text:alphabetical-index-mark text:string-value="Howell, John ( - )"/><draw:frame text:anchor-type="paragraph" draw:z-index="2" draw:style-name="clear" svg:height="0.63cm" svg:width="0.85cm" draw:transform="rotate (-7.70671948) translate (7.442cm 15.135cm)">
<draw:text-box>
<text:p text:style-name="XFC-Text05"><text:span text:style-name="FFC-Text05">John<text:line-break/>Howell<text:line-break/>0 - 0</text:span></text:p>
</draw:text-box>
</draw:frame>
<draw:polygon draw:style-name="FC-Graphic05" draw:layer="layout" draw:z-index="1" svg:x="7.445869cm" svg:y="14.605000cm" svg:viewBox="0 0 809 1865" svg:width="0.8091cm" svg:height="1.8654cm" draw:points="179, 1865 0, 39 71, 33 143, 26 215, 21 287, 16 359, 12 431, 8 503, 5 575, 3 647, 1 719, 0 791, 0 809, 0 809, 1834 809, 1834 753, 1834 697, 1835 641, 1836 585, 1838 529, 1840 473, 1843 417, 1846 361, 1850 305, 1854 249, 1858 193, 1864"/>
<text:alphabetical-index-mark text:string-value="Yates, Sarah ( - )"/><draw:frame text:anchor-type="paragraph" draw:z-index="2" draw:style-name="clear" svg:height="0.63cm" svg:width="0.78cm" draw:transform="rotate (-7.80489425) translate (8.205cm 15.127cm)">
<draw:text-box>
<text:p text:style-name="XFC-Text05"><text:span text:style-name="FFC-Text05">Sarah<text:line-break/>Yates<text:line-break/>0 - 0</text:span></text:p>
</draw:text-box>
</draw:frame>
<draw:polygon draw:style-name="FC-Graphic05" draw:layer="layout" draw:z-index="1" svg:x="8.255000cm" svg:y="14.605000cm" svg:viewBox="0 0 809 1865" svg:width="0.8091cm" svg:height="1.8654cm" draw:points="0, 1834 0, 0 72, 0 144, 1 216, 2 288, 5 360, 7 432, 11 503, 15 575, 20 647, 25 719, 31 791, 38 809, 39 629, 1865 629, 1865 573, 1860 517, 1855 461, 1851 405, 1847 350, 1843 294, 1841 238, 1838 182, 1837 126, 1835 70, 1834 14, 1834"/>
<text:alphabetical-index-mark text:string-value="Schultz, John ( - 1860)"/><draw:frame text:anchor-type="paragraph" draw:z-index="2" draw:style-name="clear" svg:height="0.63cm" svg:width="0.99cm" draw:transform="rotate (-4.76147637) translate (8.285cm 16.010cm)">
<draw:text-box>
<text:p text:style-name="XFC-Text05"><text:span text:style-name="FFC-Text05">John<text:line-break/>Schultz<text:line-break/>0 - 1860</text:span></text:p>
</draw:text-box>
</draw:frame>
<draw:polygon draw:style-name="FC-Graphic05" draw:layer="layout" draw:z-index="1" svg:x="8.884324cm" svg:y="14.644750cm" svg:viewBox="0 0 981 1918" svg:width="0.9811cm" svg:height="1.9181cm" draw:points="0, 1825 179, 0 251, 7 323, 15 394, 23 466, 33 537, 43 608, 53 679, 64 750, 76 821, 88 892, 101 963, 115 981, 118 623, 1918 623, 1918 568, 1907 513, 1897 457, 1887 402, 1878 347, 1869 291, 1861 236, 1853 180, 1846 125, 1839 69, 1832 13, 1826"/>
<text:alphabetical-index-mark text:string-value="Payne, Jane Coppage ( - 1873-06-07)"/><draw:frame text:anchor-type="paragraph" draw:z-index="2" draw:style-name="clear" svg:height="0.63cm" svg:width="1.59cm" draw:transform="rotate (-4.85965114) translate (8.913cm 16.342cm)">
<draw:text-box>
<text:p text:style-name="XFC-Text05"><text:span text:style-name="FFC-Text05">Jane Coppage<text:line-break/>Payne<text:line-break/>0 - 1873</text:span></text:p>
</draw:text-box>
</draw:frame>
<draw:polygon draw:style-name="FC-Graphic05" draw:layer="layout" draw:z-index="1" svg:x="9.507588cm" svg:y="14.763618cm" svg:viewBox="0 0 1143 1952" svg:width="1.1437cm" svg:height="1.9523cm" draw:points="0, 1799 357, 0 428, 14 498, 29 569, 44 639, 61 709, 77 779, 95 849, 113 918, 132 988, 151 1057, 171 1126, 191 1143, 196 611, 1952 611, 1952 557, 1936 503, 1920 449, 1905 395, 1890 341, 1876 287, 1863 232, 1849 178, 1837 123, 1825 68, 1813 13, 1801"/>
<text:alphabetical-index-mark text:string-value="Floyd, John S. (1802 - 1893)"/><draw:frame text:anchor-type="paragraph" draw:z-index="2" draw:style-name="clear" svg:height="0.63cm" svg:width="1.34cm" draw:transform="rotate (-4.95782591) translate (9.578cm 16.318cm)">
<draw:text-box>
<text:p text:style-name="XFC-Text05"><text:span text:style-name="FFC-Text05">John S.<text:line-break/>Floyd<text:line-break/>1802 - 1893</text:span></text:p>
</draw:text-box>
</draw:frame>
<draw:polygon draw:style-name="FC-Graphic05" draw:layer="layout" draw:z-index="1" svg:x="10.118789cm" svg:y="14.960458cm" svg:viewBox="0 0 1295 1967" svg:width="1.2953cm" svg:height="1.9677cm" draw:points="0, 1755 532, 0 601, 21 670, 43 738, 65 806, 88 874, 112 942, 136 1010, 161 1077, 186 1144, 212 1211, 238 1278, 266 1295, 272 593, 1967 593, 1967 541, 1946 489, 1925 437, 1905 384, 1885 332, 1866 279, 1847 226, 1828 173, 1810 120, 1793 66, 1776 13, 1759"/>
<text:alphabetical-index-mark text:string-value="Coleman, Mary (1812 - )"/><draw:frame text:anchor-type="paragraph" draw:z-index="2" draw:style-name="clear" svg:height="0.63cm" svg:width="1.06cm" draw:transform="rotate (-5.05600068) translate (10.261cm 16.346cm)">
<draw:text-box>
<text:p text:style-name="XFC-Text05"><text:span text:style-name="FFC-Text05">Mary<text:line-break/>Coleman<text:line-break/>1812 - 0</text:span></text:p>
</draw:text-box>
</draw:frame>
<draw:polygon draw:style-name="FC-Graphic05" draw:layer="layout" draw:z-index="1" svg:x="10.712040cm" svg:y="15.233374cm" svg:viewBox="0 0 1434 1964" svg:width="1.4343cm" svg:height="1.9642cm" draw:points="0, 1694 702, 0 768, 27 834, 56 900, 85 966, 114 1031, 145 1096, 175 1161, 207 1226, 238 1290, 271 1354, 304 1418, 337 1434, 346 569, 1964 569, 1964 520, 1938 470, 1912 420, 1886 370, 1862 319, 1837 269, 1813 218, 1789 167, 1766 115, 1744 64, 1721 12, 1700"/>
<text:alphabetical-index-mark text:string-value="Fernandez, Thomas (1787 - )"/><draw:frame text:anchor-type="paragraph" draw:z-index="2" draw:style-name="clear" svg:height="0.63cm" svg:width="1.22cm" draw:transform="rotate (-5.15417545) translate (10.854cm 16.649cm)">
<draw:text-box>
<text:p text:style-name="XFC-Text05"><text:span text:style-name="FFC-Text05">Thomas<text:line-break/>Fernandez<text:line-break/>1787 - 0</text:span></text:p>
</draw:text-box>
</draw:frame>
<draw:polygon draw:style-name="FC-Graphic05" draw:layer="layout" draw:z-index="1" svg:x="11.281629cm" svg:y="15.579740cm" svg:viewBox="0 0 1559 1941" svg:width="1.5596cm" svg:height="1.9418cm" draw:points="0, 1617 864, 0 928, 34 991, 69 1053, 104 1116, 140 1178, 176 1240, 213 1301, 251 1363, 289 1423, 327 1484, 366 1544, 406 1559, 416 540, 1941 540, 1941 493, 1910 446, 1880 399, 1850 351, 1820 304, 1791 256, 1762 207, 1733 159, 1705 110, 1678 61, 1651 12, 1624"/>
<text:alphabetical-index-mark text:string-value="Holloway, Sarah (1795-09-10 - )"/><draw:frame text:anchor-type="paragraph" draw:z-index="2" draw:style-name="clear" svg:height="0.63cm" svg:width="1.07cm" draw:transform="rotate (-5.25235022) translate (11.490cm 16.868cm)">
<draw:text-box>
<text:p text:style-name="XFC-Text05"><text:span text:style-name="FFC-Text05">Sarah<text:line-break/>Holloway<text:line-break/>1795 - 0</text:span></text:p>
</draw:text-box>
</draw:frame>
<draw:polygon draw:style-name="FC-Graphic05" draw:layer="layout" draw:z-index="1" svg:x="11.822070cm" svg:y="15.996218cm" svg:viewBox="0 0 1669 1900" svg:width="1.6698cm" svg:height="1.9006cm" draw:points="0, 1525 1019, 0 1078, 40 1138, 81 1197, 122 1255, 164 1314, 206 1372, 249 1429, 292 1486, 336 1543, 380 1599, 425 1655, 471 1669, 482 506, 1900 506, 1900 462, 1865 418, 1830 374, 1795 330, 1761 285, 1727 240, 1694 195, 1661 149, 1628 104, 1596 58, 1564 11, 1533"/>
<draw:polygon draw:style-name="FC-Graphic05" draw:layer="layout" draw:z-index="1" svg:x="12.328157cm" svg:y="16.478799cm" svg:viewBox="0 0 1764 1841" svg:width="1.7640cm" svg:height="1.8412cm" draw:points="0, 1418 1163, 0 1219, 45 1274, 92 1329, 139 1383, 186 1437, 234 1490, 282 1543, 331 1596, 380 1648, 430 1699, 480 1751, 531 1764, 544 466, 1841 466, 1841 427, 1801 386, 1762 346, 1723 305, 1685 264, 1647 223, 1609 181, 1572 139, 1535 96, 1498 53, 1462 10, 1426"/>
<draw:polygon draw:style-name="FC-Graphic05" draw:layer="layout" draw:z-index="1" svg:x="12.795018cm" svg:y="17.022834cm" svg:viewBox="0 0 1841 1764" svg:width="1.8412cm" svg:height="1.7640cm" draw:points="0, 1297 1297, 0 1347, 51 1398, 102 1447, 154 1497, 207 1546, 260 1594, 313 1642, 367 1690, 421 1737, 475 1783, 530 1829, 586 1841, 600 423, 1764 423, 1764 387, 1720 351, 1678 314, 1635 277, 1593 240, 1551 203, 1509 165, 1468 126, 1427 88, 1387 49, 1346 9, 1307"/>
<text:alphabetical-index-mark text:string-value="Boucher, David ( - )"/><draw:frame text:anchor-type="paragraph" draw:z-index="2" draw:style-name="clear" svg:height="0.63cm" svg:width="1.00cm" draw:transform="rotate (-5.54687453) translate (13.116cm 18.041cm)">
<draw:text-box>
<text:p text:style-name="XFC-Text05"><text:span text:style-name="FFC-Text05">David<text:line-break/>Boucher<text:line-break/>0 - 0</text:span></text:p>
</draw:text-box>
</draw:frame>
<draw:polygon draw:style-name="FC-Graphic05" draw:layer="layout" draw:z-index="1" svg:x="13.218157cm" svg:y="17.623083cm" svg:viewBox="0 0 1900 1669" svg:width="1.9006cm" svg:height="1.6698cm" draw:points="0, 1163 1418, 0 1463, 55 1508, 112 1552, 168 1596, 225 1640, 283 1683, 341 1725, 399 1767, 457 1809, 516 1850, 576 1890, 635 1900, 650 375, 1669 375, 1669 344, 1623 312, 1577 280, 1531 247, 1485 214, 1440 181, 1395 147, 1350 113, 1306 79, 1261 44, 1218 8, 1174"/>
<text:alphabetical-index-mark text:string-value="Morrison, Nancy ( - )"/><draw:frame text:anchor-type="paragraph" draw:z-index="2" draw:style-name="clear" svg:height="0.63cm" svg:width="1.03cm" draw:transform="rotate (-5.64504930) translate (13.551cm 18.552cm)">
<draw:text-box>
<text:p text:style-name="XFC-Text05"><text:span text:style-name="FFC-Text05">Nancy<text:line-break/>Morrison<text:line-break/>0 - 0</text:span></text:p>
</draw:text-box>
</draw:frame>
<draw:polygon draw:style-name="FC-Graphic05" draw:layer="layout" draw:z-index="1" svg:x="13.593497cm" svg:y="18.273768cm" svg:viewBox="0 0 1941 1559" svg:width="1.9418cm" svg:height="1.5596cm" draw:points="0, 1019 1525, 0 1565, 60 1604, 120 1642, 181 1681, 242 1718, 303 1755, 365 1792, 427 1828, 489 1863, 552 1898, 615 1933, 678 1941, 694 323, 1559 323, 1559 297, 1510 270, 1461 242, 1412 214, 1363 186, 1315 157, 1267 128, 1219 99, 1171 69, 1124 38, 1077 7, 1030"/>
<draw:polygon draw:style-name="FC-Graphic05" draw:layer="layout" draw:z-index="1" svg:x="13.917424cm" svg:y="18.968620cm" svg:viewBox="0 0 1964 1434" svg:width="1.9642cm" svg:height="1.4343cm" draw:points="0, 864 1617, 0 1651, 63 1684, 127 1717, 191 1749, 256 1780, 321 1811, 386 1841, 451 1871, 517 1900, 583 1929, 649 1957, 715 1964, 732 269, 1434 269, 1434 247, 1382 225, 1331 203, 1279 180, 1228 156, 1177 132, 1127 108, 1076 83, 1026 58, 976 32, 926 6, 877"/>
<draw:polygon draw:style-name="FC-Graphic05" draw:layer="layout" draw:z-index="1" svg:x="14.186820cm" svg:y="19.700948cm" svg:viewBox="0 0 1967 1295" svg:width="1.9677cm" svg:height="1.2953cm" draw:points="0, 702 1694, 0 1722, 66 1748, 133 1774, 200 1800, 268 1825, 335 1849, 403 1873, 471 1896, 539 1919, 608 1941, 676 1962, 745 1967, 762 212, 1295 212, 1295 195, 1241 178, 1188 161, 1135 143, 1081 125, 1029 106, 976 87, 923 67, 871 47, 818 26, 766 5, 714"/>
<text:alphabetical-index-mark text:string-value="Reeves, John ( - )"/><draw:frame text:anchor-type="paragraph" draw:z-index="2" draw:style-name="clear" svg:height="0.63cm" svg:width="0.93cm" draw:transform="rotate (-5.93957361) translate (14.623cm 20.257cm)">
<draw:text-box>
<text:p text:style-name="XFC-Text05"><text:span text:style-name="FFC-Text05">John<text:line-break/>Reeves<text:line-break/>0 - 0</text:span></text:p>
</draw:text-box>
</draw:frame>
<draw:polygon draw:style-name="FC-Graphic05" draw:layer="layout" draw:z-index="1" svg:x="14.399089cm" svg:y="20.463700cm" svg:viewBox="0 0 1952 1143" svg:width="1.9523cm" svg:height="1.1437cm" draw:points="0, 532 1755, 0 1776, 69 1796, 138 1815, 207 1834, 277 1852, 346 1870, 416 1887, 486 1903, 556 1919, 627 1934, 697 1948, 768 1952, 785 153, 1143 153, 1143 141, 1088 130, 1034 118, 979 105, 924 92, 870 78, 815 64, 761 50, 707 35, 653 19, 599 4, 545"/>
<text:alphabetical-index-mark text:string-value="McCarthy, Mary ( - )"/><draw:frame text:anchor-type="paragraph" draw:z-index="2" draw:style-name="clear" svg:height="0.63cm" svg:width="1.12cm" draw:transform="rotate (-6.03774838) translate (14.757cm 20.916cm)">
<draw:text-box>
<text:p text:style-name="XFC-Text05"><text:span text:style-name="FFC-Text05">Mary<text:line-break/>McCarthy<text:line-break/>0 - 0</text:span></text:p>
</draw:text-box>
</draw:frame>
<draw:polygon draw:style-name="FC-Graphic05" draw:layer="layout" draw:z-index="1" svg:x="14.552186cm" svg:y="21.249529cm" svg:viewBox="0 0 1918 981" svg:width="1.9181cm" svg:height="0.9811cm" draw:points="0, 357 1799, 0 1812, 70 1826, 141 1838, 212 1850, 283 1861, 354 1872, 425 1882, 497 1891, 568 1900, 640 1908, 711 1916, 783 1918, 801 92, 981 92, 981 86, 925 80, 869 73, 814 66, 758 58, 703 50, 647 42, 592 32, 536 23, 481 13, 426 2, 371"/>
<text:alphabetical-index-mark text:string-value="Meyer, P.D. ( - )"/><draw:frame text:anchor-type="paragraph" draw:z-index="2" draw:style-name="clear" svg:height="0.63cm" svg:width="0.80cm" draw:transform="rotate (-6.13592315) translate (15.073cm 21.540cm)">
<draw:text-box>
<text:p text:style-name="XFC-Text05"><text:span text:style-name="FFC-Text05">P.D.<text:line-break/>Meyer<text:line-break/>0 - 0</text:span></text:p>
</draw:text-box>
</draw:frame>
<draw:polygon draw:style-name="FC-Graphic05" draw:layer="layout" draw:z-index="1" svg:x="14.644639cm" svg:y="22.050869cm" svg:viewBox="0 0 1865 809" svg:width="1.8654cm" svg:height="0.8091cm" draw:points="0, 179 1825, 0 1832, 71 1838, 143 1843, 215 1848, 287 1853, 359 1856, 431 1859, 503 1862, 575 1863, 647 1864, 719 1865, 791 1865, 809 30, 809 30, 809 30, 753 29, 697 28, 641 27, 585 24, 529 22, 473 18, 417 15, 361 11, 305 6, 249 1, 19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office:version="1.0">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tab-stop-distance="2.205cm" style:writing-mode="page"/>
      <style:text-properties style:font-name="Times New Roman" fo:font-size="12pt" style:font-name-asian="Times New Roman" style:font-size-asian="12pt" style:font-name-complex="Times New Roman" style:font-size-complex="12pt" style:tab-stop-distance="2.205cm"/>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photo" style:family="graphic">
      <style:graphic-properties text:anchor-type="paragraph" svg:x="0cm" svg:y="0cm" style:wrap="none" style:vertical-pos="top" style:vertical-rel="paragraph-content" style:horizontal-pos="center" style:horizontal-rel="paragraph-content"/>
    </style:style>
    <style:style style:name="FC-Text" style:family="paragraph" style:parent-style-name="Standard" style:class="text">
      <style:paragraph-properties fo:margin-left="0.00cm" fo:margin-right="0.00cm" fo:margin-top="0.00cm" fo:margin-bottom="0.00cm" fo:text-align="center" style:justify-single-word="false" fo:text-indent="0.00cm" style:auto-text-indent="false"/>
      <style:text-properties fo:color="#000000" style:font-name="Arial" fo:font-size="9pt"/>
    </style:style>
    <style:style style:name="FC-Text00" style:family="paragraph" style:parent-style-name="Standard" style:class="text">
      <style:paragraph-properties fo:margin-left="0.00cm" fo:margin-right="0.00cm" fo:margin-top="0.00cm" fo:margin-bottom="0.00cm" fo:text-align="center" style:justify-single-word="false" fo:text-indent="0.00cm" style:auto-text-indent="false"/>
      <style:text-properties fo:color="#000000" style:font-name="Arial" fo:font-size="6pt"/>
    </style:style>
    <style:style style:name="FC-Text01" style:family="paragraph" style:parent-style-name="Standard" style:class="text">
      <style:paragraph-properties fo:margin-left="0.00cm" fo:margin-right="0.00cm" fo:margin-top="0.00cm" fo:margin-bottom="0.00cm" fo:text-align="center" style:justify-single-word="false" fo:text-indent="0.00cm" style:auto-text-indent="false"/>
      <style:text-properties fo:color="#000000" style:font-name="Arial" fo:font-size="7pt"/>
    </style:style>
    <style:style style:name="FC-Text02" style:family="paragraph" style:parent-style-name="Standard" style:class="text">
      <style:paragraph-properties fo:margin-left="0.00cm" fo:margin-right="0.00cm" fo:margin-top="0.00cm" fo:margin-bottom="0.00cm" fo:text-align="center" style:justify-single-word="false" fo:text-indent="0.00cm" style:auto-text-indent="false"/>
      <style:text-properties fo:color="#000000" style:font-name="Arial" fo:font-size="5pt"/>
    </style:style>
    <style:style style:name="FC-Text03" style:family="paragraph" style:parent-style-name="Standard" style:class="text">
      <style:paragraph-properties fo:margin-left="0.00cm" fo:margin-right="0.00cm" fo:margin-top="0.00cm" fo:margin-bottom="0.00cm" fo:text-align="center" style:justify-single-word="false" fo:text-indent="0.00cm" style:auto-text-indent="false"/>
      <style:text-properties fo:color="#000000" style:font-name="Arial" fo:font-size="4pt"/>
    </style:style>
    <style:style style:name="FC-Text04" style:family="paragraph" style:parent-style-name="Standard" style:class="text">
      <style:paragraph-properties fo:margin-left="0.00cm" fo:margin-right="0.00cm" fo:margin-top="0.00cm" fo:margin-bottom="0.00cm" fo:text-align="center" style:justify-single-word="false" fo:text-indent="0.00cm" style:auto-text-indent="false"/>
      <style:text-properties fo:color="#000000" style:font-name="Arial" fo:font-size="4pt"/>
    </style:style>
    <style:style style:name="FC-Text05" style:family="paragraph" style:parent-style-name="Standard" style:class="text">
      <style:paragraph-properties fo:margin-left="0.00cm" fo:margin-right="0.00cm" fo:margin-top="0.00cm" fo:margin-bottom="0.00cm" fo:text-align="center" style:justify-single-word="false" fo:text-indent="0.00cm" style:auto-text-indent="false"/>
      <style:text-properties fo:color="#000000" style:font-name="Arial" fo:font-size="6pt"/>
    </style:style>
    <style:style style:name="FC-Text06" style:family="paragraph" style:parent-style-name="Standard" style:class="text">
      <style:paragraph-properties fo:margin-left="0.00cm" fo:margin-right="0.00cm" fo:margin-top="0.00cm" fo:margin-bottom="0.00cm" fo:text-align="center" style:justify-single-word="false" fo:text-indent="0.00cm" style:auto-text-indent="false"/>
      <style:text-properties fo:color="#000000" style:font-name="Arial" fo:font-size="9pt"/>
    </style:style>
    <style:style style:name="FC-Text07" style:family="paragraph" style:parent-style-name="Standard" style:class="text">
      <style:paragraph-properties fo:margin-left="0.00cm" fo:margin-right="0.00cm" fo:margin-top="0.00cm" fo:margin-bottom="0.00cm" fo:text-align="center" style:justify-single-word="false" fo:text-indent="0.00cm" style:auto-text-indent="false"/>
      <style:text-properties fo:color="#000000" style:font-name="Arial" fo:font-size="9pt"/>
    </style:style>
    <style:style style:name="FC-Text08" style:family="paragraph" style:parent-style-name="Standard" style:class="text">
      <style:paragraph-properties fo:margin-left="0.00cm" fo:margin-right="0.00cm" fo:margin-top="0.00cm" fo:margin-bottom="0.00cm" fo:text-align="center" style:justify-single-word="false" fo:text-indent="0.00cm" style:auto-text-indent="false"/>
      <style:text-properties fo:color="#000000" style:font-name="Arial" fo:font-size="9pt"/>
    </style:style>
    <style:style style:name="FC-Text09" style:family="paragraph" style:parent-style-name="Standard" style:class="text">
      <style:paragraph-properties fo:margin-left="0.00cm" fo:margin-right="0.00cm" fo:margin-top="0.00cm" fo:margin-bottom="0.00cm" fo:text-align="center" style:justify-single-word="false" fo:text-indent="0.00cm" style:auto-text-indent="false"/>
      <style:text-properties fo:color="#000000" style:font-name="Arial" fo:font-size="9pt"/>
    </style:style>
    <style:style style:name="FC-Text10" style:family="paragraph" style:parent-style-name="Standard" style:class="text">
      <style:paragraph-properties fo:margin-left="0.00cm" fo:margin-right="0.00cm" fo:margin-top="0.00cm" fo:margin-bottom="0.00cm" fo:text-align="center" style:justify-single-word="false" fo:text-indent="0.00cm" style:auto-text-indent="false"/>
      <style:text-properties fo:color="#000000" style:font-name="Arial" fo:font-size="9pt"/>
    </style:style>
    <style:style style:name="FC-Title" style:family="paragraph" style:parent-style-name="Standard" style:class="text">
      <style:paragraph-properties fo:margin-left="0.00cm" fo:margin-right="0.00cm" fo:margin-top="0.00cm" fo:margin-bottom="0.00cm" fo:text-align="center" style:justify-single-word="false" fo:text-indent="0.00cm" style:auto-text-indent="false"/>
      <style:text-properties fo:color="#000000" style:font-name="Arial" fo:font-size="18pt" fo:font-weight="bold"/>
    </style:style>
    <draw:stroke-dash draw:name="gramps_solid" draw:style="rect" draw:dots1="1" draw:dots1-length="0.102cm" draw:dots2="1" draw:dots2-length="0.102cm" draw:distance="0.000cm"/>
    <draw:stroke-dash draw:name="gramps_dashed" draw:style="rect" draw:dots1="2" draw:dots1-length="0.102cm" draw:dots2="2" draw:dots2-length="0.102cm" draw:distance="0.204cm"/>
    <draw:stroke-dash draw:name="gramps_dotted" draw:style="rect" draw:dots1="1" draw:dots1-length="0.102cm" draw:dots2="1" draw:dots2-length="0.102cm" draw:distance="0.102cm"/>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S-Header" style:family="paragraph" style:parent-style-name="Standard">
      <style:paragraph-properties fo:text-align="center" style:justify-single-word="false"/>
    </style:style>
    <style:style style:name="S-Footer" style:family="paragraph" style:parent-style-name="Header">
      <style:paragraph-properties fo:text-align="center" style:justify-single-word="false"/>
    </style:style>
    <style:page-layout style:name="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bottom="0.499cm"/>
      </style:footer-style>
    </style:page-layout>
  </office:automatic-styles>
  <office:master-styles>
    <style:master-page style:name="Standard" style:page-layout-name="pm1">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version="1.0">
  <office:meta>
    <meta:generator>
    Gramps 5.0.0
</meta:generator>
    <dc:title>
</dc:title>
    <dc:subject>
</dc:subject>
    <dc:description>
</dc:description>
    <meta:initial-creator>
    Alex Roitman,,,
</meta:initial-creator>
    <meta:creation-date>
    2015-10-10T14:15:24
</meta:creation-date>
    <dc:creator>
    Alex Roitman,,,
</dc:creator>
    <dc:date>
    2015-10-10T14:15:24
</dc:date>
    <meta:print-date>0-00-00T00:00:00</meta:print-date>
    <dc:language>
    en-US
</dc:language>
    <meta:editing-cycles>1</meta:editing-cycles>
    <meta:editing-duration>PT0S</meta:editing-duration>
    <meta:user-defined meta:name="Genealogical Research and Analysis Management Programming System">
    http://gramps-project.org/
</meta:user-defined>
    <meta:user-defined meta:name="Info 1"/>
    <meta:user-defined meta:name="Info 2"/>
    <meta:user-defined meta:name="Info 3"/>
  </office:meta>
</office:document-meta>
</file>